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429cm"/>
    </style:style>
    <style:style style:name="co3" style:family="table-column">
      <style:table-column-properties fo:break-before="auto" style:column-width="2.397cm"/>
    </style:style>
    <style:style style:name="co4" style:family="table-column">
      <style:table-column-properties fo:break-before="auto" style:column-width="2.106cm"/>
    </style:style>
    <style:style style:name="co5" style:family="table-column">
      <style:table-column-properties fo:break-before="auto" style:column-width="2.268cm"/>
    </style:style>
    <style:style style:name="co6" style:family="table-column">
      <style:table-column-properties fo:break-before="auto" style:column-width="1.977cm"/>
    </style:style>
    <style:style style:name="co7" style:family="table-column">
      <style:table-column-properties fo:break-before="auto" style:column-width="2.235cm"/>
    </style:style>
    <style:style style:name="co8" style:family="table-column">
      <style:table-column-properties fo:break-before="auto" style:column-width="9.511cm"/>
    </style:style>
    <style:style style:name="co9" style:family="table-column">
      <style:table-column-properties fo:break-before="auto" style:column-width="1.815cm"/>
    </style:style>
    <style:style style:name="co10" style:family="table-column">
      <style:table-column-properties fo:break-before="auto" style:column-width="2.494cm"/>
    </style:style>
    <style:style style:name="co11" style:family="table-column">
      <style:table-column-properties fo:break-before="auto" style:column-width="3.433cm"/>
    </style:style>
    <style:style style:name="co12" style:family="table-column">
      <style:table-column-properties fo:break-before="auto" style:column-width="3.593cm"/>
    </style:style>
    <style:style style:name="co13" style:family="table-column">
      <style:table-column-properties fo:break-before="auto" style:column-width="2.526cm"/>
    </style:style>
    <style:style style:name="co14" style:family="table-column">
      <style:table-column-properties fo:break-before="auto" style:column-width="2.171cm"/>
    </style:style>
    <style:style style:name="co15" style:family="table-column">
      <style:table-column-properties fo:break-before="auto" style:column-width="1.718cm"/>
    </style:style>
    <style:style style:name="co16" style:family="table-column">
      <style:table-column-properties fo:break-before="auto" style:column-width="2.623cm"/>
    </style:style>
    <style:style style:name="co17" style:family="table-column">
      <style:table-column-properties fo:break-before="auto" style:column-width="2.365cm"/>
    </style:style>
    <style:style style:name="co18" style:family="table-column">
      <style:table-column-properties fo:break-before="auto" style:column-width="5.599cm"/>
    </style:style>
    <style:style style:name="co19" style:family="table-column">
      <style:table-column-properties fo:break-before="auto" style:column-width="2.138cm"/>
    </style:style>
    <style:style style:name="co20" style:family="table-column">
      <style:table-column-properties fo:break-before="auto" style:column-width="7.765cm"/>
    </style:style>
    <style:style style:name="co21" style:family="table-column">
      <style:table-column-properties fo:break-before="auto" style:column-width="1.88cm"/>
    </style:style>
    <style:style style:name="co22" style:family="table-column">
      <style:table-column-properties fo:break-before="auto" style:column-width="1.912cm"/>
    </style:style>
    <style:style style:name="co23" style:family="table-column">
      <style:table-column-properties fo:break-before="auto" style:column-width="5.017cm"/>
    </style:style>
    <style:style style:name="co24" style:family="table-column">
      <style:table-column-properties fo:break-before="auto" style:column-width="5.987cm"/>
    </style:style>
    <style:style style:name="co25" style:family="table-column">
      <style:table-column-properties fo:break-before="auto" style:column-width="4.337cm"/>
    </style:style>
    <style:style style:name="co26" style:family="table-column">
      <style:table-column-properties fo:break-before="auto" style:column-width="2.817cm"/>
    </style:style>
    <style:style style:name="co27" style:family="table-column">
      <style:table-column-properties fo:break-before="auto" style:column-width="2.559cm"/>
    </style:style>
    <style:style style:name="co28" style:family="table-column">
      <style:table-column-properties fo:break-before="auto" style:column-width="7.796cm"/>
    </style:style>
    <style:style style:name="co29" style:family="table-column">
      <style:table-column-properties fo:break-before="auto" style:column-width="4.951cm"/>
    </style:style>
    <style:style style:name="co30" style:family="table-column">
      <style:table-column-properties fo:break-before="auto" style:column-width="4.078cm"/>
    </style:style>
    <style:style style:name="co31" style:family="table-column">
      <style:table-column-properties fo:break-before="auto" style:column-width="4.789cm"/>
    </style:style>
    <style:style style:name="co32" style:family="table-column">
      <style:table-column-properties fo:break-before="auto" style:column-width="2.591cm"/>
    </style:style>
    <style:style style:name="co33" style:family="table-column">
      <style:table-column-properties fo:break-before="auto" style:column-width="6.341cm"/>
    </style:style>
    <style:style style:name="co34" style:family="table-column">
      <style:table-column-properties fo:break-before="auto" style:column-width="3.239cm"/>
    </style:style>
    <style:style style:name="ro1" style:family="table-row">
      <style:table-row-properties style:row-height="0.43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activity_dates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/>
          <table:table-cell office:value-type="string">
            <text:p>Hierarchy 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start-planned</text:p>
          </table:table-cell>
          <table:table-cell office:value-type="string">
            <text:p>start-actual</text:p>
          </table:table-cell>
          <table:table-cell office:value-type="string">
            <text:p>end-planned</text:p>
          </table:table-cell>
          <table:table-cell office:value-type="string">
            <text:p>end-actual</text:p>
          </table:table-cell>
        </table:table-row>
        <table:table-row table:style-name="ro1">
          <table:table-cell office:value-type="string">
            <text:p>Activities with</text:p>
          </table:table-cell>
          <table:table-cell office:value-type="float" office:value="0">
            <text:p>0</text:p>
          </table:table-cell>
          <table:table-cell table:number-columns-repeated="2" office:value-type="float" office:value="5202">
            <text:p>5202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Year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2"/>
          <table:table-cell office:value-type="float" office:value="238">
            <text:p>238</text:p>
          </table:table-cell>
          <table:table-cell/>
        </table:table-row>
        <table:table-row table:style-name="ro1">
          <table:table-cell office:value-type="float" office:value="1959">
            <text:p>1959</text:p>
          </table:table-cell>
          <table:table-cell/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1961">
            <text:p>1961</text:p>
          </table:table-cell>
          <table:table-cell/>
          <table:table-cell office:value-type="float" office:value="15">
            <text:p>15</text:p>
          </table:table-cell>
          <table:table-cell table:number-columns-repeated="2"/>
        </table:table-row>
        <table:table-row table:style-name="ro1">
          <table:table-cell office:value-type="float" office:value="1962">
            <text:p>1962</text:p>
          </table:table-cell>
          <table:table-cell/>
          <table:table-cell office:value-type="float" office:value="12">
            <text:p>12</text:p>
          </table:table-cell>
          <table:table-cell table:number-columns-repeated="2"/>
        </table:table-row>
        <table:table-row table:style-name="ro1">
          <table:table-cell office:value-type="float" office:value="1963">
            <text:p>1963</text:p>
          </table:table-cell>
          <table:table-cell/>
          <table:table-cell office:value-type="float" office:value="10">
            <text:p>10</text:p>
          </table:table-cell>
          <table:table-cell table:number-columns-repeated="2"/>
        </table:table-row>
        <table:table-row table:style-name="ro1">
          <table:table-cell office:value-type="float" office:value="1964">
            <text:p>1964</text:p>
          </table:table-cell>
          <table:table-cell/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1965">
            <text:p>1965</text:p>
          </table:table-cell>
          <table:table-cell/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1966">
            <text:p>1966</text:p>
          </table:table-cell>
          <table:table-cell/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1967">
            <text:p>1967</text:p>
          </table:table-cell>
          <table:table-cell/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/>
        </table:table-row>
        <table:table-row table:style-name="ro1">
          <table:table-cell office:value-type="float" office:value="1968">
            <text:p>1968</text:p>
          </table:table-cell>
          <table:table-cell/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/>
        </table:table-row>
        <table:table-row table:style-name="ro1">
          <table:table-cell office:value-type="float" office:value="1969">
            <text:p>1969</text:p>
          </table:table-cell>
          <table:table-cell/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/>
        </table:table-row>
        <table:table-row table:style-name="ro1">
          <table:table-cell office:value-type="float" office:value="1970">
            <text:p>1970</text:p>
          </table:table-cell>
          <table:table-cell/>
          <table:table-cell office:value-type="float" office:value="31">
            <text:p>31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 office:value-type="float" office:value="1971">
            <text:p>1971</text:p>
          </table:table-cell>
          <table:table-cell/>
          <table:table-cell office:value-type="float" office:value="28">
            <text:p>28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1972">
            <text:p>1972</text:p>
          </table:table-cell>
          <table:table-cell/>
          <table:table-cell office:value-type="float" office:value="34">
            <text:p>34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1973">
            <text:p>1973</text:p>
          </table:table-cell>
          <table:table-cell/>
          <table:table-cell office:value-type="float" office:value="51">
            <text:p>51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1974">
            <text:p>1974</text:p>
          </table:table-cell>
          <table:table-cell/>
          <table:table-cell office:value-type="float" office:value="41">
            <text:p>41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 office:value-type="float" office:value="1975">
            <text:p>1975</text:p>
          </table:table-cell>
          <table:table-cell/>
          <table:table-cell office:value-type="float" office:value="36">
            <text:p>36</text:p>
          </table:table-cell>
          <table:table-cell office:value-type="float" office:value="13">
            <text:p>13</text:p>
          </table:table-cell>
          <table:table-cell/>
        </table:table-row>
        <table:table-row table:style-name="ro1">
          <table:table-cell office:value-type="float" office:value="1976">
            <text:p>1976</text:p>
          </table:table-cell>
          <table:table-cell/>
          <table:table-cell office:value-type="float" office:value="32">
            <text:p>32</text:p>
          </table:table-cell>
          <table:table-cell office:value-type="float" office:value="16">
            <text:p>16</text:p>
          </table:table-cell>
          <table:table-cell/>
        </table:table-row>
        <table:table-row table:style-name="ro1">
          <table:table-cell office:value-type="float" office:value="1977">
            <text:p>1977</text:p>
          </table:table-cell>
          <table:table-cell/>
          <table:table-cell office:value-type="float" office:value="47">
            <text:p>47</text:p>
          </table:table-cell>
          <table:table-cell office:value-type="float" office:value="28">
            <text:p>28</text:p>
          </table:table-cell>
          <table:table-cell/>
        </table:table-row>
        <table:table-row table:style-name="ro1">
          <table:table-cell office:value-type="float" office:value="1978">
            <text:p>1978</text:p>
          </table:table-cell>
          <table:table-cell/>
          <table:table-cell office:value-type="float" office:value="57">
            <text:p>57</text:p>
          </table:table-cell>
          <table:table-cell office:value-type="float" office:value="22">
            <text:p>22</text:p>
          </table:table-cell>
          <table:table-cell/>
        </table:table-row>
        <table:table-row table:style-name="ro1">
          <table:table-cell office:value-type="float" office:value="1979">
            <text:p>1979</text:p>
          </table:table-cell>
          <table:table-cell/>
          <table:table-cell office:value-type="float" office:value="53">
            <text:p>53</text:p>
          </table:table-cell>
          <table:table-cell office:value-type="float" office:value="30">
            <text:p>30</text:p>
          </table:table-cell>
          <table:table-cell/>
        </table:table-row>
        <table:table-row table:style-name="ro1">
          <table:table-cell office:value-type="float" office:value="1980">
            <text:p>1980</text:p>
          </table:table-cell>
          <table:table-cell/>
          <table:table-cell office:value-type="float" office:value="66">
            <text:p>66</text:p>
          </table:table-cell>
          <table:table-cell office:value-type="float" office:value="39">
            <text:p>39</text:p>
          </table:table-cell>
          <table:table-cell/>
        </table:table-row>
        <table:table-row table:style-name="ro1">
          <table:table-cell office:value-type="float" office:value="1981">
            <text:p>1981</text:p>
          </table:table-cell>
          <table:table-cell/>
          <table:table-cell office:value-type="float" office:value="55">
            <text:p>55</text:p>
          </table:table-cell>
          <table:table-cell office:value-type="float" office:value="28">
            <text:p>28</text:p>
          </table:table-cell>
          <table:table-cell/>
        </table:table-row>
        <table:table-row table:style-name="ro1">
          <table:table-cell office:value-type="float" office:value="1982">
            <text:p>1982</text:p>
          </table:table-cell>
          <table:table-cell/>
          <table:table-cell office:value-type="float" office:value="53">
            <text:p>53</text:p>
          </table:table-cell>
          <table:table-cell office:value-type="float" office:value="36">
            <text:p>36</text:p>
          </table:table-cell>
          <table:table-cell/>
        </table:table-row>
        <table:table-row table:style-name="ro1">
          <table:table-cell office:value-type="float" office:value="1983">
            <text:p>1983</text:p>
          </table:table-cell>
          <table:table-cell/>
          <table:table-cell office:value-type="float" office:value="59">
            <text:p>59</text:p>
          </table:table-cell>
          <table:table-cell office:value-type="float" office:value="29">
            <text:p>29</text:p>
          </table:table-cell>
          <table:table-cell/>
        </table:table-row>
        <table:table-row table:style-name="ro1">
          <table:table-cell office:value-type="float" office:value="1984">
            <text:p>1984</text:p>
          </table:table-cell>
          <table:table-cell/>
          <table:table-cell office:value-type="float" office:value="55">
            <text:p>55</text:p>
          </table:table-cell>
          <table:table-cell office:value-type="float" office:value="31">
            <text:p>31</text:p>
          </table:table-cell>
          <table:table-cell/>
        </table:table-row>
        <table:table-row table:style-name="ro1">
          <table:table-cell office:value-type="float" office:value="1985">
            <text:p>1985</text:p>
          </table:table-cell>
          <table:table-cell/>
          <table:table-cell office:value-type="float" office:value="52">
            <text:p>52</text:p>
          </table:table-cell>
          <table:table-cell office:value-type="float" office:value="43">
            <text:p>43</text:p>
          </table:table-cell>
          <table:table-cell/>
        </table:table-row>
        <table:table-row table:style-name="ro1">
          <table:table-cell office:value-type="float" office:value="1986">
            <text:p>1986</text:p>
          </table:table-cell>
          <table:table-cell/>
          <table:table-cell office:value-type="float" office:value="51">
            <text:p>51</text:p>
          </table:table-cell>
          <table:table-cell office:value-type="float" office:value="48">
            <text:p>48</text:p>
          </table:table-cell>
          <table:table-cell/>
        </table:table-row>
        <table:table-row table:style-name="ro1">
          <table:table-cell office:value-type="float" office:value="1987">
            <text:p>1987</text:p>
          </table:table-cell>
          <table:table-cell/>
          <table:table-cell office:value-type="float" office:value="52">
            <text:p>52</text:p>
          </table:table-cell>
          <table:table-cell office:value-type="float" office:value="35">
            <text:p>35</text:p>
          </table:table-cell>
          <table:table-cell/>
        </table:table-row>
        <table:table-row table:style-name="ro1">
          <table:table-cell office:value-type="float" office:value="1988">
            <text:p>1988</text:p>
          </table:table-cell>
          <table:table-cell/>
          <table:table-cell office:value-type="float" office:value="55">
            <text:p>55</text:p>
          </table:table-cell>
          <table:table-cell office:value-type="float" office:value="45">
            <text:p>45</text:p>
          </table:table-cell>
          <table:table-cell/>
        </table:table-row>
        <table:table-row table:style-name="ro1">
          <table:table-cell office:value-type="float" office:value="1989">
            <text:p>1989</text:p>
          </table:table-cell>
          <table:table-cell/>
          <table:table-cell office:value-type="float" office:value="58">
            <text:p>58</text:p>
          </table:table-cell>
          <table:table-cell office:value-type="float" office:value="40">
            <text:p>40</text:p>
          </table:table-cell>
          <table:table-cell/>
        </table:table-row>
        <table:table-row table:style-name="ro1">
          <table:table-cell office:value-type="float" office:value="1990">
            <text:p>1990</text:p>
          </table:table-cell>
          <table:table-cell/>
          <table:table-cell office:value-type="float" office:value="65">
            <text:p>65</text:p>
          </table:table-cell>
          <table:table-cell office:value-type="float" office:value="37">
            <text:p>37</text:p>
          </table:table-cell>
          <table:table-cell/>
        </table:table-row>
        <table:table-row table:style-name="ro1">
          <table:table-cell office:value-type="float" office:value="1991">
            <text:p>1991</text:p>
          </table:table-cell>
          <table:table-cell/>
          <table:table-cell office:value-type="float" office:value="91">
            <text:p>91</text:p>
          </table:table-cell>
          <table:table-cell office:value-type="float" office:value="47">
            <text:p>47</text:p>
          </table:table-cell>
          <table:table-cell/>
        </table:table-row>
        <table:table-row table:style-name="ro1">
          <table:table-cell office:value-type="float" office:value="1992">
            <text:p>1992</text:p>
          </table:table-cell>
          <table:table-cell/>
          <table:table-cell office:value-type="float" office:value="92">
            <text:p>92</text:p>
          </table:table-cell>
          <table:table-cell office:value-type="float" office:value="56">
            <text:p>56</text:p>
          </table:table-cell>
          <table:table-cell/>
        </table:table-row>
        <table:table-row table:style-name="ro1">
          <table:table-cell office:value-type="float" office:value="1993">
            <text:p>1993</text:p>
          </table:table-cell>
          <table:table-cell/>
          <table:table-cell office:value-type="float" office:value="103">
            <text:p>103</text:p>
          </table:table-cell>
          <table:table-cell office:value-type="float" office:value="42">
            <text:p>42</text:p>
          </table:table-cell>
          <table:table-cell/>
        </table:table-row>
        <table:table-row table:style-name="ro1">
          <table:table-cell office:value-type="float" office:value="1994">
            <text:p>1994</text:p>
          </table:table-cell>
          <table:table-cell/>
          <table:table-cell office:value-type="float" office:value="133">
            <text:p>133</text:p>
          </table:table-cell>
          <table:table-cell office:value-type="float" office:value="56">
            <text:p>56</text:p>
          </table:table-cell>
          <table:table-cell/>
        </table:table-row>
        <table:table-row table:style-name="ro1">
          <table:table-cell office:value-type="float" office:value="1995">
            <text:p>1995</text:p>
          </table:table-cell>
          <table:table-cell/>
          <table:table-cell office:value-type="float" office:value="138">
            <text:p>138</text:p>
          </table:table-cell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1996">
            <text:p>1996</text:p>
          </table:table-cell>
          <table:table-cell/>
          <table:table-cell office:value-type="float" office:value="211">
            <text:p>211</text:p>
          </table:table-cell>
          <table:table-cell office:value-type="float" office:value="63">
            <text:p>63</text:p>
          </table:table-cell>
          <table:table-cell/>
        </table:table-row>
        <table:table-row table:style-name="ro1">
          <table:table-cell office:value-type="float" office:value="1997">
            <text:p>1997</text:p>
          </table:table-cell>
          <table:table-cell/>
          <table:table-cell office:value-type="float" office:value="199">
            <text:p>199</text:p>
          </table:table-cell>
          <table:table-cell office:value-type="float" office:value="79">
            <text:p>79</text:p>
          </table:table-cell>
          <table:table-cell/>
        </table:table-row>
        <table:table-row table:style-name="ro1">
          <table:table-cell office:value-type="float" office:value="1998">
            <text:p>1998</text:p>
          </table:table-cell>
          <table:table-cell/>
          <table:table-cell office:value-type="float" office:value="207">
            <text:p>207</text:p>
          </table:table-cell>
          <table:table-cell office:value-type="float" office:value="119">
            <text:p>119</text:p>
          </table:table-cell>
          <table:table-cell/>
        </table:table-row>
        <table:table-row table:style-name="ro1">
          <table:table-cell office:value-type="float" office:value="1999">
            <text:p>1999</text:p>
          </table:table-cell>
          <table:table-cell/>
          <table:table-cell office:value-type="float" office:value="198">
            <text:p>198</text:p>
          </table:table-cell>
          <table:table-cell office:value-type="float" office:value="133">
            <text:p>133</text:p>
          </table:table-cell>
          <table:table-cell/>
        </table:table-row>
        <table:table-row table:style-name="ro1">
          <table:table-cell office:value-type="float" office:value="2000">
            <text:p>2000</text:p>
          </table:table-cell>
          <table:table-cell/>
          <table:table-cell office:value-type="float" office:value="204">
            <text:p>204</text:p>
          </table:table-cell>
          <table:table-cell office:value-type="float" office:value="140">
            <text:p>140</text:p>
          </table:table-cell>
          <table:table-cell/>
        </table:table-row>
        <table:table-row table:style-name="ro1">
          <table:table-cell office:value-type="float" office:value="2001">
            <text:p>2001</text:p>
          </table:table-cell>
          <table:table-cell/>
          <table:table-cell office:value-type="float" office:value="210">
            <text:p>210</text:p>
          </table:table-cell>
          <table:table-cell office:value-type="float" office:value="150">
            <text:p>150</text:p>
          </table:table-cell>
          <table:table-cell/>
        </table:table-row>
        <table:table-row table:style-name="ro1">
          <table:table-cell office:value-type="float" office:value="2002">
            <text:p>2002</text:p>
          </table:table-cell>
          <table:table-cell/>
          <table:table-cell office:value-type="float" office:value="196">
            <text:p>196</text:p>
          </table:table-cell>
          <table:table-cell office:value-type="float" office:value="147">
            <text:p>147</text:p>
          </table:table-cell>
          <table:table-cell/>
        </table:table-row>
        <table:table-row table:style-name="ro1">
          <table:table-cell office:value-type="float" office:value="2003">
            <text:p>2003</text:p>
          </table:table-cell>
          <table:table-cell/>
          <table:table-cell office:value-type="float" office:value="193">
            <text:p>193</text:p>
          </table:table-cell>
          <table:table-cell office:value-type="float" office:value="195">
            <text:p>195</text:p>
          </table:table-cell>
          <table:table-cell/>
        </table:table-row>
        <table:table-row table:style-name="ro1">
          <table:table-cell office:value-type="float" office:value="2004">
            <text:p>2004</text:p>
          </table:table-cell>
          <table:table-cell/>
          <table:table-cell office:value-type="float" office:value="272">
            <text:p>272</text:p>
          </table:table-cell>
          <table:table-cell office:value-type="float" office:value="239">
            <text:p>239</text:p>
          </table:table-cell>
          <table:table-cell/>
        </table:table-row>
        <table:table-row table:style-name="ro1">
          <table:table-cell office:value-type="float" office:value="2005">
            <text:p>2005</text:p>
          </table:table-cell>
          <table:table-cell/>
          <table:table-cell table:number-columns-repeated="2" office:value-type="float" office:value="233">
            <text:p>233</text:p>
          </table:table-cell>
          <table:table-cell/>
        </table:table-row>
        <table:table-row table:style-name="ro1">
          <table:table-cell office:value-type="float" office:value="2006">
            <text:p>2006</text:p>
          </table:table-cell>
          <table:table-cell/>
          <table:table-cell office:value-type="float" office:value="213">
            <text:p>213</text:p>
          </table:table-cell>
          <table:table-cell office:value-type="float" office:value="223">
            <text:p>223</text:p>
          </table:table-cell>
          <table:table-cell/>
        </table:table-row>
        <table:table-row table:style-name="ro1">
          <table:table-cell office:value-type="float" office:value="2007">
            <text:p>2007</text:p>
          </table:table-cell>
          <table:table-cell/>
          <table:table-cell office:value-type="float" office:value="236">
            <text:p>236</text:p>
          </table:table-cell>
          <table:table-cell office:value-type="float" office:value="195">
            <text:p>195</text:p>
          </table:table-cell>
          <table:table-cell/>
        </table:table-row>
        <table:table-row table:style-name="ro1">
          <table:table-cell office:value-type="float" office:value="2008">
            <text:p>2008</text:p>
          </table:table-cell>
          <table:table-cell/>
          <table:table-cell office:value-type="float" office:value="247">
            <text:p>247</text:p>
          </table:table-cell>
          <table:table-cell office:value-type="float" office:value="164">
            <text:p>164</text:p>
          </table:table-cell>
          <table:table-cell/>
        </table:table-row>
        <table:table-row table:style-name="ro1">
          <table:table-cell office:value-type="float" office:value="2009">
            <text:p>2009</text:p>
          </table:table-cell>
          <table:table-cell/>
          <table:table-cell office:value-type="float" office:value="246">
            <text:p>246</text:p>
          </table:table-cell>
          <table:table-cell office:value-type="float" office:value="225">
            <text:p>225</text:p>
          </table:table-cell>
          <table:table-cell/>
        </table:table-row>
        <table:table-row table:style-name="ro1">
          <table:table-cell office:value-type="float" office:value="2010">
            <text:p>2010</text:p>
          </table:table-cell>
          <table:table-cell/>
          <table:table-cell office:value-type="float" office:value="227">
            <text:p>227</text:p>
          </table:table-cell>
          <table:table-cell office:value-type="float" office:value="212">
            <text:p>212</text:p>
          </table:table-cell>
          <table:table-cell/>
        </table:table-row>
        <table:table-row table:style-name="ro1">
          <table:table-cell office:value-type="float" office:value="2011">
            <text:p>2011</text:p>
          </table:table-cell>
          <table:table-cell/>
          <table:table-cell office:value-type="float" office:value="215">
            <text:p>215</text:p>
          </table:table-cell>
          <table:table-cell office:value-type="float" office:value="345">
            <text:p>345</text:p>
          </table:table-cell>
          <table:table-cell/>
        </table:table-row>
        <table:table-row table:style-name="ro1">
          <table:table-cell office:value-type="float" office:value="2012">
            <text:p>2012</text:p>
          </table:table-cell>
          <table:table-cell table:number-columns-repeated="2"/>
          <table:table-cell office:value-type="float" office:value="391">
            <text:p>391</text:p>
          </table:table-cell>
          <table:table-cell/>
        </table:table-row>
        <table:table-row table:style-name="ro1">
          <table:table-cell office:value-type="float" office:value="2013">
            <text:p>2013</text:p>
          </table:table-cell>
          <table:table-cell table:number-columns-repeated="2"/>
          <table:table-cell office:value-type="float" office:value="311">
            <text:p>311</text:p>
          </table:table-cell>
          <table:table-cell/>
        </table:table-row>
        <table:table-row table:style-name="ro1">
          <table:table-cell office:value-type="float" office:value="2014">
            <text:p>2014</text:p>
          </table:table-cell>
          <table:table-cell table:number-columns-repeated="2"/>
          <table:table-cell office:value-type="float" office:value="200">
            <text:p>200</text:p>
          </table:table-cell>
          <table:table-cell/>
        </table:table-row>
        <table:table-row table:style-name="ro1">
          <table:table-cell office:value-type="float" office:value="2015">
            <text:p>2015</text:p>
          </table:table-cell>
          <table:table-cell table:number-columns-repeated="2"/>
          <table:table-cell office:value-type="float" office:value="178">
            <text:p>178</text:p>
          </table:table-cell>
          <table:table-cell/>
        </table:table-row>
        <table:table-row table:style-name="ro1">
          <table:table-cell office:value-type="float" office:value="2016">
            <text:p>2016</text:p>
          </table:table-cell>
          <table:table-cell table:number-columns-repeated="2"/>
          <table:table-cell office:value-type="float" office:value="133">
            <text:p>133</text:p>
          </table:table-cell>
          <table:table-cell/>
        </table:table-row>
        <table:table-row table:style-name="ro1">
          <table:table-cell office:value-type="float" office:value="2017">
            <text:p>2017</text:p>
          </table:table-cell>
          <table:table-cell table:number-columns-repeated="2"/>
          <table:table-cell office:value-type="float" office:value="43">
            <text:p>43</text:p>
          </table:table-cell>
          <table:table-cell/>
        </table:table-row>
        <table:table-row table:style-name="ro1">
          <table:table-cell office:value-type="float" office:value="2018">
            <text:p>2018</text:p>
          </table:table-cell>
          <table:table-cell table:number-columns-repeated="2"/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2019">
            <text:p>2019</text:p>
          </table:table-cell>
          <table:table-cell table:number-columns-repeated="2"/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2020">
            <text:p>2020</text:p>
          </table:table-cell>
          <table:table-cell table:number-columns-repeated="2"/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022">
            <text:p>2022</text:p>
          </table:table-cell>
          <table:table-cell table:number-columns-repeated="2"/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024">
            <text:p>2024</text:p>
          </table:table-cell>
          <table:table-cell table:number-columns-repeated="2"/>
          <table:table-cell office:value-type="float" office:value="1">
            <text:p>1</text:p>
          </table:table-cell>
          <table:table-cell/>
        </table:table-row>
      </table:table>
      <table:table table:name="basic_stats" table:style-name="ta1" table:print="false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1"/>
        <table:table-column table:style-name="co12" table:default-cell-style-name="ce1"/>
        <table:table-row table:style-name="ro1">
          <table:table-cell office:value-type="string">
            <text:p>File Name</text:p>
          </table:table-cell>
          <table:table-cell office:value-type="string">
            <text:p>Country/Region</text:p>
          </table:table-cell>
          <table:table-cell office:value-type="string">
            <text:p>Size (KB)</text:p>
          </table:table-cell>
          <table:table-cell office:value-type="string">
            <text:p>Activity Count</text:p>
          </table:table-cell>
          <table:table-cell table:style-name="Default" office:value-type="string">
            <text:p>Date last-generated</text:p>
          </table:table-cell>
          <table:table-cell table:style-name="Default" office:value-type="string">
            <text:p>Date last-updated</text:p>
          </table:table-cell>
        </table:table-row>
        <table:table-row table:style-name="ro1">
          <table:table-cell office:value-type="string">
            <text:p>WB-PE.xml</text:p>
          </table:table-cell>
          <table:table-cell office:value-type="string">
            <text:p>PERU</text:p>
          </table:table-cell>
          <table:table-cell office:value-type="float" office:value="427">
            <text:p>427</text:p>
          </table:table-cell>
          <table:table-cell office:value-type="float" office:value="65">
            <text:p>65</text:p>
          </table:table-cell>
          <table:table-cell office:value-type="string">
            <text:p>2011-11-18 11:58:49</text:p>
          </table:table-cell>
          <table:table-cell office:value-type="string">
            <text:p>2011-11-11 15:33:32</text:p>
          </table:table-cell>
        </table:table-row>
        <table:table-row table:style-name="ro1">
          <table:table-cell office:value-type="string">
            <text:p>WB-TO.xml</text:p>
          </table:table-cell>
          <table:table-cell office:value-type="string">
            <text:p>TONGA</text:p>
          </table:table-cell>
          <table:table-cell office:value-type="float" office:value="40">
            <text:p>40</text:p>
          </table:table-cell>
          <table:table-cell office:value-type="float" office:value="7">
            <text:p>7</text:p>
          </table:table-cell>
          <table:table-cell office:value-type="string">
            <text:p>2011-11-18 11:58:52</text:p>
          </table:table-cell>
          <table:table-cell office:value-type="string">
            <text:p>2011-11-11 15:26:18</text:p>
          </table:table-cell>
        </table:table-row>
        <table:table-row table:style-name="ro1">
          <table:table-cell office:value-type="string">
            <text:p>WB-MK.xml</text:p>
          </table:table-cell>
          <table:table-cell office:value-type="string">
            <text:p>MACEDONIA, THE FORMER YUGOSLAV REPUBLIC OF</text:p>
          </table:table-cell>
          <table:table-cell office:value-type="float" office:value="262">
            <text:p>262</text:p>
          </table:table-cell>
          <table:table-cell office:value-type="float" office:value="39">
            <text:p>39</text:p>
          </table:table-cell>
          <table:table-cell office:value-type="string">
            <text:p>2011-11-18 11:58:46</text:p>
          </table:table-cell>
          <table:table-cell office:value-type="string">
            <text:p>2011-11-11 17:25:47</text:p>
          </table:table-cell>
        </table:table-row>
        <table:table-row table:style-name="ro1">
          <table:table-cell office:value-type="string">
            <text:p>WB-UA.xml</text:p>
          </table:table-cell>
          <table:table-cell office:value-type="string">
            <text:p>UKRAINE</text:p>
          </table:table-cell>
          <table:table-cell office:value-type="float" office:value="261">
            <text:p>261</text:p>
          </table:table-cell>
          <table:table-cell office:value-type="float" office:value="39">
            <text:p>39</text:p>
          </table:table-cell>
          <table:table-cell office:value-type="string">
            <text:p>2011-11-18 11:58:53</text:p>
          </table:table-cell>
          <table:table-cell office:value-type="string">
            <text:p>2011-11-11 14:46:34</text:p>
          </table:table-cell>
        </table:table-row>
        <table:table-row table:style-name="ro1">
          <table:table-cell office:value-type="string">
            <text:p>WB-TW.xml</text:p>
          </table:table-cell>
          <table:table-cell office:value-type="string">
            <text:p>TAIWAN, PROVINCE OF CHINA</text:p>
          </table:table-cell>
          <table:table-cell office:value-type="float" office:value="23">
            <text:p>23</text:p>
          </table:table-cell>
          <table:table-cell office:value-type="float" office:value="4">
            <text:p>4</text:p>
          </table:table-cell>
          <table:table-cell office:value-type="string">
            <text:p>2011-11-18 11:58:51</text:p>
          </table:table-cell>
          <table:table-cell office:value-type="string">
            <text:p>2011-11-11 15:23:52</text:p>
          </table:table-cell>
        </table:table-row>
        <table:table-row table:style-name="ro1">
          <table:table-cell office:value-type="string">
            <text:p>WB-TG.xml</text:p>
          </table:table-cell>
          <table:table-cell office:value-type="string">
            <text:p>TOGO</text:p>
          </table:table-cell>
          <table:table-cell office:value-type="float" office:value="234">
            <text:p>234</text:p>
          </table:table-cell>
          <table:table-cell office:value-type="float" office:value="47">
            <text:p>47</text:p>
          </table:table-cell>
          <table:table-cell office:value-type="string">
            <text:p>2011-11-18 11:58:52</text:p>
          </table:table-cell>
          <table:table-cell office:value-type="string">
            <text:p>2011-11-11 16:14:10</text:p>
          </table:table-cell>
        </table:table-row>
        <table:table-row table:style-name="ro1">
          <table:table-cell office:value-type="string">
            <text:p>WB-DM.xml</text:p>
          </table:table-cell>
          <table:table-cell office:value-type="string">
            <text:p>DOMINICA</text:p>
          </table:table-cell>
          <table:table-cell office:value-type="float" office:value="55">
            <text:p>55</text:p>
          </table:table-cell>
          <table:table-cell office:value-type="float" office:value="8">
            <text:p>8</text:p>
          </table:table-cell>
          <table:table-cell office:value-type="string">
            <text:p>2011-11-18 11:58:42</text:p>
          </table:table-cell>
          <table:table-cell office:value-type="string">
            <text:p>2011-11-11 14:36:35</text:p>
          </table:table-cell>
        </table:table-row>
        <table:table-row table:style-name="ro1">
          <table:table-cell office:value-type="string">
            <text:p>WB-SI.xml</text:p>
          </table:table-cell>
          <table:table-cell office:value-type="string">
            <text:p>SLOVENIA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string">
            <text:p>2011-11-18 11:58:51</text:p>
          </table:table-cell>
          <table:table-cell office:value-type="string">
            <text:p>2011-11-11 13:31:21</text:p>
          </table:table-cell>
        </table:table-row>
        <table:table-row table:style-name="ro1">
          <table:table-cell office:value-type="string">
            <text:p>WB-AL.xml</text:p>
          </table:table-cell>
          <table:table-cell office:value-type="string">
            <text:p>ALBANIA</text:p>
          </table:table-cell>
          <table:table-cell office:value-type="float" office:value="441">
            <text:p>441</text:p>
          </table:table-cell>
          <table:table-cell office:value-type="float" office:value="68">
            <text:p>68</text:p>
          </table:table-cell>
          <table:table-cell office:value-type="string">
            <text:p>2011-11-18 11:58:37</text:p>
          </table:table-cell>
          <table:table-cell office:value-type="string">
            <text:p>2011-11-11 15:47:20</text:p>
          </table:table-cell>
        </table:table-row>
        <table:table-row table:style-name="ro1">
          <table:table-cell office:value-type="string">
            <text:p>WB-KI.xml</text:p>
          </table:table-cell>
          <table:table-cell office:value-type="string">
            <text:p>KIRIBATI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2011-11-18 11:58:46</text:p>
          </table:table-cell>
          <table:table-cell office:value-type="string">
            <text:p>2011-11-11 15:01:20</text:p>
          </table:table-cell>
        </table:table-row>
        <table:table-row table:style-name="ro1">
          <table:table-cell office:value-type="string">
            <text:p>WB-CV.xml</text:p>
          </table:table-cell>
          <table:table-cell office:value-type="string">
            <text:p>CAPE VERDE</text:p>
          </table:table-cell>
          <table:table-cell office:value-type="float" office:value="167">
            <text:p>167</text:p>
          </table:table-cell>
          <table:table-cell office:value-type="float" office:value="26">
            <text:p>26</text:p>
          </table:table-cell>
          <table:table-cell office:value-type="string">
            <text:p>2011-11-18 11:58:40</text:p>
          </table:table-cell>
          <table:table-cell office:value-type="string">
            <text:p>2011-11-11 16:33:14</text:p>
          </table:table-cell>
        </table:table-row>
        <table:table-row table:style-name="ro1">
          <table:table-cell office:value-type="string">
            <text:p>WB-BF.xml</text:p>
          </table:table-cell>
          <table:table-cell office:value-type="string">
            <text:p>BURKINA FASO</text:p>
          </table:table-cell>
          <table:table-cell office:value-type="float" office:value="201">
            <text:p>201</text:p>
          </table:table-cell>
          <table:table-cell office:value-type="float" office:value="32">
            <text:p>32</text:p>
          </table:table-cell>
          <table:table-cell office:value-type="string">
            <text:p>2011-11-18 11:58:39</text:p>
          </table:table-cell>
          <table:table-cell office:value-type="string">
            <text:p>2011-11-11 14:12:51</text:p>
          </table:table-cell>
        </table:table-row>
        <table:table-row table:style-name="ro1">
          <table:table-cell office:value-type="string">
            <text:p>WB-KH.xml</text:p>
          </table:table-cell>
          <table:table-cell office:value-type="string">
            <text:p>CAMBODIA</text:p>
          </table:table-cell>
          <table:table-cell office:value-type="float" office:value="242">
            <text:p>242</text:p>
          </table:table-cell>
          <table:table-cell office:value-type="float" office:value="37">
            <text:p>37</text:p>
          </table:table-cell>
          <table:table-cell office:value-type="string">
            <text:p>2011-11-18 11:58:40</text:p>
          </table:table-cell>
          <table:table-cell office:value-type="string">
            <text:p>2011-11-11 12:54:46</text:p>
          </table:table-cell>
        </table:table-row>
        <table:table-row table:style-name="ro1">
          <table:table-cell office:value-type="string">
            <text:p>WB-TN.xml</text:p>
          </table:table-cell>
          <table:table-cell office:value-type="string">
            <text:p>TUNISIA</text:p>
          </table:table-cell>
          <table:table-cell office:value-type="float" office:value="382">
            <text:p>382</text:p>
          </table:table-cell>
          <table:table-cell office:value-type="float" office:value="52">
            <text:p>52</text:p>
          </table:table-cell>
          <table:table-cell office:value-type="string">
            <text:p>2011-11-18 11:58:52</text:p>
          </table:table-cell>
          <table:table-cell office:value-type="string">
            <text:p>2011-11-11 16:17:00</text:p>
          </table:table-cell>
        </table:table-row>
        <table:table-row table:style-name="ro1">
          <table:table-cell office:value-type="string">
            <text:p>WB_ZW.xml</text:p>
          </table:table-cell>
          <table:table-cell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2011-05-13 14:28:20</text:p>
          </table:table-cell>
        </table:table-row>
        <table:table-row table:style-name="ro1">
          <table:table-cell office:value-type="string">
            <text:p>WB-UY.xml</text:p>
          </table:table-cell>
          <table:table-cell office:value-type="string">
            <text:p>URUGUAY</text:p>
          </table:table-cell>
          <table:table-cell office:value-type="float" office:value="149">
            <text:p>149</text:p>
          </table:table-cell>
          <table:table-cell office:value-type="float" office:value="21">
            <text:p>21</text:p>
          </table:table-cell>
          <table:table-cell office:value-type="string">
            <text:p>2011-11-18 11:58:53</text:p>
          </table:table-cell>
          <table:table-cell office:value-type="string">
            <text:p>2011-11-11 13:08:40</text:p>
          </table:table-cell>
        </table:table-row>
        <table:table-row table:style-name="ro1">
          <table:table-cell office:value-type="string">
            <text:p>WB-MA.xml</text:p>
          </table:table-cell>
          <table:table-cell office:value-type="string">
            <text:p>MOROCCO</text:p>
          </table:table-cell>
          <table:table-cell office:value-type="float" office:value="469">
            <text:p>469</text:p>
          </table:table-cell>
          <table:table-cell office:value-type="float" office:value="65">
            <text:p>65</text:p>
          </table:table-cell>
          <table:table-cell office:value-type="string">
            <text:p>2011-11-18 11:58:48</text:p>
          </table:table-cell>
          <table:table-cell office:value-type="string">
            <text:p>2011-11-11 16:07:11</text:p>
          </table:table-cell>
        </table:table-row>
        <table:table-row table:style-name="ro1">
          <table:table-cell office:value-type="string">
            <text:p>WB-PL.xml</text:p>
          </table:table-cell>
          <table:table-cell office:value-type="string">
            <text:p>POLAND</text:p>
          </table:table-cell>
          <table:table-cell office:value-type="float" office:value="154">
            <text:p>154</text:p>
          </table:table-cell>
          <table:table-cell office:value-type="float" office:value="25">
            <text:p>25</text:p>
          </table:table-cell>
          <table:table-cell office:value-type="string">
            <text:p>2011-11-18 11:58:50</text:p>
          </table:table-cell>
          <table:table-cell office:value-type="string">
            <text:p>2011-11-11 14:24:09</text:p>
          </table:table-cell>
        </table:table-row>
        <table:table-row table:style-name="ro1">
          <table:table-cell office:value-type="string">
            <text:p>WB-TR.xml</text:p>
          </table:table-cell>
          <table:table-cell office:value-type="string">
            <text:p>TURKEY</text:p>
          </table:table-cell>
          <table:table-cell office:value-type="float" office:value="459">
            <text:p>459</text:p>
          </table:table-cell>
          <table:table-cell office:value-type="float" office:value="69">
            <text:p>69</text:p>
          </table:table-cell>
          <table:table-cell office:value-type="string">
            <text:p>2011-11-18 11:58:52</text:p>
          </table:table-cell>
          <table:table-cell office:value-type="string">
            <text:p>2011-11-11 12:21:58</text:p>
          </table:table-cell>
        </table:table-row>
        <table:table-row table:style-name="ro1">
          <table:table-cell office:value-type="string">
            <text:p>WB-JM.xml</text:p>
          </table:table-cell>
          <table:table-cell office:value-type="string">
            <text:p>JAMAICA</text:p>
          </table:table-cell>
          <table:table-cell office:value-type="float" office:value="156">
            <text:p>156</text:p>
          </table:table-cell>
          <table:table-cell office:value-type="float" office:value="23">
            <text:p>23</text:p>
          </table:table-cell>
          <table:table-cell office:value-type="string">
            <text:p>2011-11-18 11:58:45</text:p>
          </table:table-cell>
          <table:table-cell office:value-type="string">
            <text:p>2011-11-11 15:14:11</text:p>
          </table:table-cell>
        </table:table-row>
        <table:table-row table:style-name="ro1">
          <table:table-cell office:value-type="string">
            <text:p>WB-CD.xml</text:p>
          </table:table-cell>
          <table:table-cell office:value-type="string">
            <text:p>CONGO, THE DEMOCRATIC REPUBLIC OF THE</text:p>
          </table:table-cell>
          <table:table-cell office:value-type="float" office:value="132">
            <text:p>132</text:p>
          </table:table-cell>
          <table:table-cell office:value-type="float" office:value="19">
            <text:p>19</text:p>
          </table:table-cell>
          <table:table-cell office:value-type="string">
            <text:p>2011-11-18 11:58:41</text:p>
          </table:table-cell>
          <table:table-cell office:value-type="string">
            <text:p>2011-11-11 12:31:58</text:p>
          </table:table-cell>
        </table:table-row>
        <table:table-row table:style-name="ro1">
          <table:table-cell office:value-type="string">
            <text:p>WB-NP.xml</text:p>
          </table:table-cell>
          <table:table-cell office:value-type="string">
            <text:p>NEPAL</text:p>
          </table:table-cell>
          <table:table-cell office:value-type="float" office:value="507">
            <text:p>507</text:p>
          </table:table-cell>
          <table:table-cell office:value-type="float" office:value="94">
            <text:p>94</text:p>
          </table:table-cell>
          <table:table-cell office:value-type="string">
            <text:p>2011-11-18 11:58:48</text:p>
          </table:table-cell>
          <table:table-cell office:value-type="string">
            <text:p>2011-11-11 13:20:25</text:p>
          </table:table-cell>
        </table:table-row>
        <table:table-row table:style-name="ro1">
          <table:table-cell office:value-type="string">
            <text:p>WB-MU.xml</text:p>
          </table:table-cell>
          <table:table-cell office:value-type="string">
            <text:p>MAURITIUS</text:p>
          </table:table-cell>
          <table:table-cell office:value-type="float" office:value="88">
            <text:p>88</text:p>
          </table:table-cell>
          <table:table-cell office:value-type="float" office:value="15">
            <text:p>15</text:p>
          </table:table-cell>
          <table:table-cell office:value-type="string">
            <text:p>2011-11-18 11:58:47</text:p>
          </table:table-cell>
          <table:table-cell office:value-type="string">
            <text:p>2011-11-11 14:33:11</text:p>
          </table:table-cell>
        </table:table-row>
        <table:table-row table:style-name="ro1">
          <table:table-cell office:value-type="string">
            <text:p>WB-SB.xml</text:p>
          </table:table-cell>
          <table:table-cell office:value-type="string">
            <text:p>SOLOMON ISLANDS</text:p>
          </table:table-cell>
          <table:table-cell office:value-type="float" office:value="78">
            <text:p>78</text:p>
          </table:table-cell>
          <table:table-cell office:value-type="float" office:value="13">
            <text:p>13</text:p>
          </table:table-cell>
          <table:table-cell office:value-type="string">
            <text:p>2011-11-18 11:58:51</text:p>
          </table:table-cell>
          <table:table-cell office:value-type="string">
            <text:p>2011-11-11 16:56:23</text:p>
          </table:table-cell>
        </table:table-row>
        <table:table-row table:style-name="ro1">
          <table:table-cell office:value-type="string">
            <text:p>WB-BB.xml</text:p>
          </table:table-cell>
          <table:table-cell office:value-type="string">
            <text:p>BARBADOS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string">
            <text:p>2011-11-18 11:58:38</text:p>
          </table:table-cell>
          <table:table-cell office:value-type="string">
            <text:p>2011-11-11 15:01:12</text:p>
          </table:table-cell>
        </table:table-row>
        <table:table-row table:style-name="ro1">
          <table:table-cell office:value-type="string">
            <text:p>WB-AR.xml</text:p>
          </table:table-cell>
          <table:table-cell office:value-type="string">
            <text:p>ARGENTINA</text:p>
          </table:table-cell>
          <table:table-cell office:value-type="float" office:value="547">
            <text:p>547</text:p>
          </table:table-cell>
          <table:table-cell office:value-type="float" office:value="79">
            <text:p>79</text:p>
          </table:table-cell>
          <table:table-cell office:value-type="string">
            <text:p>2011-11-18 11:58:37</text:p>
          </table:table-cell>
          <table:table-cell office:value-type="string">
            <text:p>2011-11-11 13:31:32</text:p>
          </table:table-cell>
        </table:table-row>
        <table:table-row table:style-name="ro1">
          <table:table-cell office:value-type="string">
            <text:p>WB-BZ.xml</text:p>
          </table:table-cell>
          <table:table-cell office:value-type="string">
            <text:p>BELIZE</text:p>
          </table:table-cell>
          <table:table-cell office:value-type="float" office:value="34">
            <text:p>34</text:p>
          </table:table-cell>
          <table:table-cell office:value-type="float" office:value="5">
            <text:p>5</text:p>
          </table:table-cell>
          <table:table-cell office:value-type="string">
            <text:p>2011-11-18 11:58:38</text:p>
          </table:table-cell>
          <table:table-cell office:value-type="string">
            <text:p>2011-11-11 15:13:01</text:p>
          </table:table-cell>
        </table:table-row>
        <table:table-row table:style-name="ro1">
          <table:table-cell office:value-type="string">
            <text:p>WB-KE.xml</text:p>
          </table:table-cell>
          <table:table-cell office:value-type="string">
            <text:p>KENYA</text:p>
          </table:table-cell>
          <table:table-cell office:value-type="float" office:value="705">
            <text:p>705</text:p>
          </table:table-cell>
          <table:table-cell office:value-type="float" office:value="115">
            <text:p>115</text:p>
          </table:table-cell>
          <table:table-cell office:value-type="string">
            <text:p>2011-11-18 11:58:46</text:p>
          </table:table-cell>
          <table:table-cell office:value-type="string">
            <text:p>2011-11-11 14:17:01</text:p>
          </table:table-cell>
        </table:table-row>
        <table:table-row table:style-name="ro1">
          <table:table-cell office:value-type="string">
            <text:p>WB-PG.xml</text:p>
          </table:table-cell>
          <table:table-cell office:value-type="string">
            <text:p>PAPUA NEW GUINEA</text:p>
          </table:table-cell>
          <table:table-cell office:value-type="float" office:value="149">
            <text:p>149</text:p>
          </table:table-cell>
          <table:table-cell office:value-type="float" office:value="27">
            <text:p>27</text:p>
          </table:table-cell>
          <table:table-cell office:value-type="string">
            <text:p>2011-11-18 11:58:49</text:p>
          </table:table-cell>
          <table:table-cell office:value-type="string">
            <text:p>2011-11-11 17:19:49</text:p>
          </table:table-cell>
        </table:table-row>
        <table:table-row table:style-name="ro1">
          <table:table-cell office:value-type="string">
            <text:p>WB-NA.xml</text:p>
          </table:table-cell>
          <table:table-cell office:value-type="string">
            <text:p>NAMIBIA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2011-11-18 11:58:48</text:p>
          </table:table-cell>
          <table:table-cell office:value-type="string">
            <text:p>2011-11-11 15:33:29</text:p>
          </table:table-cell>
        </table:table-row>
        <table:table-row table:style-name="ro1">
          <table:table-cell office:value-type="string">
            <text:p>WB-ER.xml</text:p>
          </table:table-cell>
          <table:table-cell office:value-type="string">
            <text:p>ERITREA</text:p>
          </table:table-cell>
          <table:table-cell office:value-type="float" office:value="85">
            <text:p>85</text:p>
          </table:table-cell>
          <table:table-cell office:value-type="float" office:value="13">
            <text:p>13</text:p>
          </table:table-cell>
          <table:table-cell office:value-type="string">
            <text:p>2011-11-18 11:58:42</text:p>
          </table:table-cell>
          <table:table-cell office:value-type="string">
            <text:p>2011-11-11 13:12:03</text:p>
          </table:table-cell>
        </table:table-row>
        <table:table-row table:style-name="ro1">
          <table:table-cell office:value-type="string">
            <text:p>WB-RS.xml</text:p>
          </table:table-cell>
          <table:table-cell office:value-type="string">
            <text:p>SERBIA</text:p>
          </table:table-cell>
          <table:table-cell office:value-type="float" office:value="192">
            <text:p>192</text:p>
          </table:table-cell>
          <table:table-cell office:value-type="float" office:value="28">
            <text:p>28</text:p>
          </table:table-cell>
          <table:table-cell office:value-type="string">
            <text:p>2011-11-18 11:58:51</text:p>
          </table:table-cell>
          <table:table-cell office:value-type="string">
            <text:p>2011-11-11 12:58:45</text:p>
          </table:table-cell>
        </table:table-row>
        <table:table-row table:style-name="ro1">
          <table:table-cell office:value-type="string">
            <text:p>WB-EC.xml</text:p>
          </table:table-cell>
          <table:table-cell office:value-type="string">
            <text:p>ECUADOR</text:p>
          </table:table-cell>
          <table:table-cell office:value-type="float" office:value="231">
            <text:p>231</text:p>
          </table:table-cell>
          <table:table-cell office:value-type="float" office:value="35">
            <text:p>35</text:p>
          </table:table-cell>
          <table:table-cell office:value-type="string">
            <text:p>2011-11-18 11:58:42</text:p>
          </table:table-cell>
          <table:table-cell office:value-type="string">
            <text:p>2011-11-11 14:33:55</text:p>
          </table:table-cell>
        </table:table-row>
        <table:table-row table:style-name="ro1">
          <table:table-cell office:value-type="string">
            <text:p>WB-RW.xml</text:p>
          </table:table-cell>
          <table:table-cell office:value-type="string">
            <text:p>RWANDA</text:p>
          </table:table-cell>
          <table:table-cell office:value-type="float" office:value="133">
            <text:p>133</text:p>
          </table:table-cell>
          <table:table-cell office:value-type="float" office:value="21">
            <text:p>21</text:p>
          </table:table-cell>
          <table:table-cell office:value-type="string">
            <text:p>2011-11-18 11:58:50</text:p>
          </table:table-cell>
          <table:table-cell office:value-type="string">
            <text:p>2011-11-11 16:54:17</text:p>
          </table:table-cell>
        </table:table-row>
        <table:table-row table:style-name="ro1">
          <table:table-cell office:value-type="string">
            <text:p>WB-HR.xml</text:p>
          </table:table-cell>
          <table:table-cell office:value-type="string">
            <text:p>CROATIA</text:p>
          </table:table-cell>
          <table:table-cell office:value-type="float" office:value="274">
            <text:p>274</text:p>
          </table:table-cell>
          <table:table-cell office:value-type="float" office:value="43">
            <text:p>43</text:p>
          </table:table-cell>
          <table:table-cell office:value-type="string">
            <text:p>2011-11-18 11:58:42</text:p>
          </table:table-cell>
          <table:table-cell office:value-type="string">
            <text:p>2011-11-11 15:44:56</text:p>
          </table:table-cell>
        </table:table-row>
        <table:table-row table:style-name="ro1">
          <table:table-cell office:value-type="string">
            <text:p>WB-SN.xml</text:p>
          </table:table-cell>
          <table:table-cell office:value-type="string">
            <text:p>SENEGAL</text:p>
          </table:table-cell>
          <table:table-cell office:value-type="float" office:value="308">
            <text:p>308</text:p>
          </table:table-cell>
          <table:table-cell office:value-type="float" office:value="45">
            <text:p>45</text:p>
          </table:table-cell>
          <table:table-cell office:value-type="string">
            <text:p>2011-11-18 11:58:50</text:p>
          </table:table-cell>
          <table:table-cell office:value-type="string">
            <text:p>2011-11-11 13:01:43</text:p>
          </table:table-cell>
        </table:table-row>
        <table:table-row table:style-name="ro1">
          <table:table-cell office:value-type="string">
            <text:p>WB-GD.xml</text:p>
          </table:table-cell>
          <table:table-cell office:value-type="string">
            <text:p>GRENADA</text:p>
          </table:table-cell>
          <table:table-cell office:value-type="float" office:value="92">
            <text:p>92</text:p>
          </table:table-cell>
          <table:table-cell office:value-type="float" office:value="12">
            <text:p>12</text:p>
          </table:table-cell>
          <table:table-cell office:value-type="string">
            <text:p>2011-11-18 11:58:43</text:p>
          </table:table-cell>
          <table:table-cell office:value-type="string">
            <text:p>2011-11-11 15:13:19</text:p>
          </table:table-cell>
        </table:table-row>
        <table:table-row table:style-name="ro1">
          <table:table-cell office:value-type="string">
            <text:p>WB-SV.xml</text:p>
          </table:table-cell>
          <table:table-cell office:value-type="string">
            <text:p>EL SALVADOR</text:p>
          </table:table-cell>
          <table:table-cell office:value-type="float" office:value="170">
            <text:p>170</text:p>
          </table:table-cell>
          <table:table-cell office:value-type="float" office:value="28">
            <text:p>28</text:p>
          </table:table-cell>
          <table:table-cell office:value-type="string">
            <text:p>2011-11-18 11:58:42</text:p>
          </table:table-cell>
          <table:table-cell office:value-type="string">
            <text:p>2011-11-11 13:25:05</text:p>
          </table:table-cell>
        </table:table-row>
        <table:table-row table:style-name="ro1">
          <table:table-cell office:value-type="string">
            <text:p>WB-TD.xml</text:p>
          </table:table-cell>
          <table:table-cell office:value-type="string">
            <text:p>CHAD</text:p>
          </table:table-cell>
          <table:table-cell office:value-type="float" office:value="276">
            <text:p>276</text:p>
          </table:table-cell>
          <table:table-cell office:value-type="float" office:value="46">
            <text:p>46</text:p>
          </table:table-cell>
          <table:table-cell office:value-type="string">
            <text:p>2011-11-18 11:58:40</text:p>
          </table:table-cell>
          <table:table-cell office:value-type="string">
            <text:p>2011-11-11 12:26:17</text:p>
          </table:table-cell>
        </table:table-row>
        <table:table-row table:style-name="ro1">
          <table:table-cell office:value-type="string">
            <text:p>WB-EE.xml</text:p>
          </table:table-cell>
          <table:table-cell office:value-type="string">
            <text:p>ESTONIA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string">
            <text:p>2011-11-18 11:58:43</text:p>
          </table:table-cell>
          <table:table-cell office:value-type="string">
            <text:p>2011-11-11 12:21:50</text:p>
          </table:table-cell>
        </table:table-row>
        <table:table-row table:style-name="ro1">
          <table:table-cell office:value-type="string">
            <text:p>WB-BY.xml</text:p>
          </table:table-cell>
          <table:table-cell office:value-type="string">
            <text:p>BELARUS</text:p>
          </table:table-cell>
          <table:table-cell office:value-type="float" office:value="48">
            <text:p>48</text:p>
          </table:table-cell>
          <table:table-cell office:value-type="float" office:value="7">
            <text:p>7</text:p>
          </table:table-cell>
          <table:table-cell office:value-type="string">
            <text:p>2011-11-18 11:58:38</text:p>
          </table:table-cell>
          <table:table-cell office:value-type="string">
            <text:p>2011-11-11 14:36:07</text:p>
          </table:table-cell>
        </table:table-row>
        <table:table-row table:style-name="ro1">
          <table:table-cell office:value-type="string">
            <text:p>WB-DJ.xml</text:p>
          </table:table-cell>
          <table:table-cell office:value-type="string">
            <text:p>DJIBOUTI</text:p>
          </table:table-cell>
          <table:table-cell office:value-type="float" office:value="119">
            <text:p>119</text:p>
          </table:table-cell>
          <table:table-cell office:value-type="float" office:value="21">
            <text:p>21</text:p>
          </table:table-cell>
          <table:table-cell office:value-type="string">
            <text:p>2011-11-18 11:58:42</text:p>
          </table:table-cell>
          <table:table-cell office:value-type="string">
            <text:p>2011-11-11 15:11:49</text:p>
          </table:table-cell>
        </table:table-row>
        <table:table-row table:style-name="ro1">
          <table:table-cell office:value-type="string">
            <text:p>WB-CI.xml</text:p>
          </table:table-cell>
          <table:table-cell office:value-type="string">
            <text:p>CÔTE D'IVOIRE</text:p>
          </table:table-cell>
          <table:table-cell office:value-type="float" office:value="274">
            <text:p>274</text:p>
          </table:table-cell>
          <table:table-cell office:value-type="float" office:value="38">
            <text:p>38</text:p>
          </table:table-cell>
          <table:table-cell office:value-type="string">
            <text:p>2011-11-18 11:58:41</text:p>
          </table:table-cell>
          <table:table-cell office:value-type="string">
            <text:p>2011-11-11 15:21:00</text:p>
          </table:table-cell>
        </table:table-row>
        <table:table-row table:style-name="ro1">
          <table:table-cell office:value-type="string">
            <text:p>WB-998.xml</text:p>
          </table:table-cell>
          <table:table-cell office:value-type="string">
            <text:p>Bilateral, unspecified</text:p>
          </table:table-cell>
          <table:table-cell office:value-type="float" office:value="43">
            <text:p>43</text:p>
          </table:table-cell>
          <table:table-cell office:value-type="float" office:value="7">
            <text:p>7</text:p>
          </table:table-cell>
          <table:table-cell office:value-type="string">
            <text:p>2011-11-18 11:58:53</text:p>
          </table:table-cell>
          <table:table-cell office:value-type="string">
            <text:p>2011-11-11 15:43:41</text:p>
          </table:table-cell>
        </table:table-row>
        <table:table-row table:style-name="ro1">
          <table:table-cell office:value-type="string">
            <text:p>WB-LS.xml</text:p>
          </table:table-cell>
          <table:table-cell office:value-type="string">
            <text:p>LESOTHO</text:p>
          </table:table-cell>
          <table:table-cell office:value-type="float" office:value="218">
            <text:p>218</text:p>
          </table:table-cell>
          <table:table-cell office:value-type="float" office:value="39">
            <text:p>39</text:p>
          </table:table-cell>
          <table:table-cell office:value-type="string">
            <text:p>2011-11-18 11:58:46</text:p>
          </table:table-cell>
          <table:table-cell office:value-type="string">
            <text:p>2011-11-11 12:30:08</text:p>
          </table:table-cell>
        </table:table-row>
        <table:table-row table:style-name="ro1">
          <table:table-cell office:value-type="string">
            <text:p>WB-SC.xml</text:p>
          </table:table-cell>
          <table:table-cell office:value-type="string">
            <text:p>SEYCHELLES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string">
            <text:p>2011-11-18 11:58:51</text:p>
          </table:table-cell>
          <table:table-cell office:value-type="string">
            <text:p>2011-11-11 13:31:17</text:p>
          </table:table-cell>
        </table:table-row>
        <table:table-row table:style-name="ro1">
          <table:table-cell office:value-type="string">
            <text:p>WB-GM.xml</text:p>
          </table:table-cell>
          <table:table-cell office:value-type="string">
            <text:p>GAMBIA</text:p>
          </table:table-cell>
          <table:table-cell office:value-type="float" office:value="67">
            <text:p>67</text:p>
          </table:table-cell>
          <table:table-cell office:value-type="float" office:value="10">
            <text:p>10</text:p>
          </table:table-cell>
          <table:table-cell office:value-type="string">
            <text:p>2011-11-18 11:58:43</text:p>
          </table:table-cell>
          <table:table-cell office:value-type="string">
            <text:p>2011-11-11 16:02:47</text:p>
          </table:table-cell>
        </table:table-row>
        <table:table-row table:style-name="ro1">
          <table:table-cell office:value-type="string">
            <text:p>WB-ST.xml</text:p>
          </table:table-cell>
          <table:table-cell office:value-type="string">
            <text:p>SAO TOME AND PRINCIPE</text:p>
          </table:table-cell>
          <table:table-cell office:value-type="float" office:value="44">
            <text:p>44</text:p>
          </table:table-cell>
          <table:table-cell office:value-type="float" office:value="5">
            <text:p>5</text:p>
          </table:table-cell>
          <table:table-cell office:value-type="string">
            <text:p>2011-11-18 11:58:50</text:p>
          </table:table-cell>
          <table:table-cell office:value-type="string">
            <text:p>2011-11-11 12:47:01</text:p>
          </table:table-cell>
        </table:table-row>
        <table:table-row table:style-name="ro1">
          <table:table-cell office:value-type="string">
            <text:p>WB-889.xml</text:p>
          </table:table-cell>
          <table:table-cell office:value-type="string">
            <text:p>Oceania, regional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2011-11-18 11:58:49</text:p>
          </table:table-cell>
          <table:table-cell office:value-type="string">
            <text:p>2011-11-11 16:14:08</text:p>
          </table:table-cell>
        </table:table-row>
        <table:table-row table:style-name="ro1">
          <table:table-cell office:value-type="string">
            <text:p>WB-TM.xml</text:p>
          </table:table-cell>
          <table:table-cell office:value-type="string">
            <text:p>TURKMENISTAN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2011-11-18 11:58:52</text:p>
          </table:table-cell>
          <table:table-cell office:value-type="string">
            <text:p>2011-11-11 15:00:28</text:p>
          </table:table-cell>
        </table:table-row>
        <table:table-row table:style-name="ro1">
          <table:table-cell office:value-type="string">
            <text:p>WB-BJ.xml</text:p>
          </table:table-cell>
          <table:table-cell office:value-type="string">
            <text:p>BENIN</text:p>
          </table:table-cell>
          <table:table-cell office:value-type="float" office:value="145">
            <text:p>145</text:p>
          </table:table-cell>
          <table:table-cell office:value-type="float" office:value="22">
            <text:p>22</text:p>
          </table:table-cell>
          <table:table-cell office:value-type="string">
            <text:p>2011-11-18 11:58:38</text:p>
          </table:table-cell>
          <table:table-cell office:value-type="string">
            <text:p>2011-11-11 16:55:17</text:p>
          </table:table-cell>
        </table:table-row>
        <table:table-row table:style-name="ro1">
          <table:table-cell office:value-type="string">
            <text:p>WB-679.xml</text:p>
          </table:table-cell>
          <table:table-cell office:value-type="string">
            <text:p>South Asia, regional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string">
            <text:p>2011-11-18 11:58:51</text:p>
          </table:table-cell>
          <table:table-cell office:value-type="string">
            <text:p>2011-11-11 13:10:07</text:p>
          </table:table-cell>
        </table:table-row>
        <table:table-row table:style-name="ro1">
          <table:table-cell office:value-type="string">
            <text:p>WB-SY.xml</text:p>
          </table:table-cell>
          <table:table-cell office:value-type="string">
            <text:p>SYRIAN ARAB REPUBLIC</text:p>
          </table:table-cell>
          <table:table-cell office:value-type="float" office:value="19">
            <text:p>19</text:p>
          </table:table-cell>
          <table:table-cell office:value-type="float" office:value="4">
            <text:p>4</text:p>
          </table:table-cell>
          <table:table-cell office:value-type="string">
            <text:p>2011-11-18 11:58:51</text:p>
          </table:table-cell>
          <table:table-cell office:value-type="string">
            <text:p>2011-11-11 12:33:59</text:p>
          </table:table-cell>
        </table:table-row>
        <table:table-row table:style-name="ro1">
          <table:table-cell office:value-type="string">
            <text:p>WB-298.xml</text:p>
          </table:table-cell>
          <table:table-cell office:value-type="string">
            <text:p>Africa, regional</text:p>
          </table:table-cell>
          <table:table-cell office:value-type="float" office:value="451">
            <text:p>451</text:p>
          </table:table-cell>
          <table:table-cell office:value-type="float" office:value="49">
            <text:p>49</text:p>
          </table:table-cell>
          <table:table-cell office:value-type="string">
            <text:p>2011-11-18 11:58:36</text:p>
          </table:table-cell>
          <table:table-cell office:value-type="string">
            <text:p>2011-11-14 13:02:04</text:p>
          </table:table-cell>
        </table:table-row>
        <table:table-row table:style-name="ro1">
          <table:table-cell office:value-type="string">
            <text:p>WB-BI.xml</text:p>
          </table:table-cell>
          <table:table-cell office:value-type="string">
            <text:p>BURUNDI</text:p>
          </table:table-cell>
          <table:table-cell office:value-type="float" office:value="196">
            <text:p>196</text:p>
          </table:table-cell>
          <table:table-cell office:value-type="float" office:value="20">
            <text:p>20</text:p>
          </table:table-cell>
          <table:table-cell office:value-type="string">
            <text:p>2011-11-18 11:58:40</text:p>
          </table:table-cell>
          <table:table-cell office:value-type="string">
            <text:p>2011-11-11 17:17:41</text:p>
          </table:table-cell>
        </table:table-row>
        <table:table-row table:style-name="ro1">
          <table:table-cell office:value-type="string">
            <text:p>WB-MX.xml</text:p>
          </table:table-cell>
          <table:table-cell office:value-type="string">
            <text:p>MEXICO</text:p>
          </table:table-cell>
          <table:table-cell office:value-type="float" office:value="271">
            <text:p>271</text:p>
          </table:table-cell>
          <table:table-cell office:value-type="float" office:value="42">
            <text:p>42</text:p>
          </table:table-cell>
          <table:table-cell office:value-type="string">
            <text:p>2011-11-18 11:58:47</text:p>
          </table:table-cell>
          <table:table-cell office:value-type="string">
            <text:p>2011-11-11 15:24:09</text:p>
          </table:table-cell>
        </table:table-row>
        <table:table-row table:style-name="ro1">
          <table:table-cell office:value-type="string">
            <text:p>WB-KG.xml</text:p>
          </table:table-cell>
          <table:table-cell office:value-type="string">
            <text:p>KYRGYZSTAN</text:p>
          </table:table-cell>
          <table:table-cell office:value-type="float" office:value="313">
            <text:p>313</text:p>
          </table:table-cell>
          <table:table-cell office:value-type="float" office:value="47">
            <text:p>47</text:p>
          </table:table-cell>
          <table:table-cell office:value-type="string">
            <text:p>2011-11-18 11:58:46</text:p>
          </table:table-cell>
          <table:table-cell office:value-type="string">
            <text:p>2011-11-11 13:37:33</text:p>
          </table:table-cell>
        </table:table-row>
        <table:table-row table:style-name="ro1">
          <table:table-cell office:value-type="string">
            <text:p>WB-ML.xml</text:p>
          </table:table-cell>
          <table:table-cell office:value-type="string">
            <text:p>MALI</text:p>
          </table:table-cell>
          <table:table-cell office:value-type="float" office:value="206">
            <text:p>206</text:p>
          </table:table-cell>
          <table:table-cell office:value-type="float" office:value="28">
            <text:p>28</text:p>
          </table:table-cell>
          <table:table-cell office:value-type="string">
            <text:p>2011-11-18 11:58:47</text:p>
          </table:table-cell>
          <table:table-cell office:value-type="string">
            <text:p>2011-11-11 16:03:17</text:p>
          </table:table-cell>
        </table:table-row>
        <table:table-row table:style-name="ro1">
          <table:table-cell office:value-type="string">
            <text:p>WB-ZM.xml</text:p>
          </table:table-cell>
          <table:table-cell office:value-type="string">
            <text:p>ZAMBIA</text:p>
          </table:table-cell>
          <table:table-cell office:value-type="float" office:value="168">
            <text:p>168</text:p>
          </table:table-cell>
          <table:table-cell office:value-type="float" office:value="25">
            <text:p>25</text:p>
          </table:table-cell>
          <table:table-cell office:value-type="string">
            <text:p>2011-11-18 11:58:53</text:p>
          </table:table-cell>
          <table:table-cell office:value-type="string">
            <text:p>2011-11-11 13:10:13</text:p>
          </table:table-cell>
        </table:table-row>
        <table:table-row table:style-name="ro1">
          <table:table-cell office:value-type="string">
            <text:p>WB-VU.xml</text:p>
          </table:table-cell>
          <table:table-cell office:value-type="string">
            <text:p>VANUATU</text:p>
          </table:table-cell>
          <table:table-cell office:value-type="float" office:value="23">
            <text:p>23</text:p>
          </table:table-cell>
          <table:table-cell office:value-type="float" office:value="4">
            <text:p>4</text:p>
          </table:table-cell>
          <table:table-cell office:value-type="string">
            <text:p>2011-11-18 11:58:53</text:p>
          </table:table-cell>
          <table:table-cell office:value-type="string">
            <text:p>2011-11-11 15:12:48</text:p>
          </table:table-cell>
        </table:table-row>
        <table:table-row table:style-name="ro1">
          <table:table-cell office:value-type="string">
            <text:p>WB-WS.xml</text:p>
          </table:table-cell>
          <table:table-cell office:value-type="string">
            <text:p>SAMOA</text:p>
          </table:table-cell>
          <table:table-cell office:value-type="float" office:value="92">
            <text:p>92</text:p>
          </table:table-cell>
          <table:table-cell office:value-type="float" office:value="15">
            <text:p>15</text:p>
          </table:table-cell>
          <table:table-cell office:value-type="string">
            <text:p>2011-11-18 11:58:50</text:p>
          </table:table-cell>
          <table:table-cell office:value-type="string">
            <text:p>2011-11-11 13:36:40</text:p>
          </table:table-cell>
        </table:table-row>
        <table:table-row table:style-name="ro1">
          <table:table-cell office:value-type="string">
            <text:p>WB-GE.xml</text:p>
          </table:table-cell>
          <table:table-cell office:value-type="string">
            <text:p>GEORGIA</text:p>
          </table:table-cell>
          <table:table-cell office:value-type="float" office:value="325">
            <text:p>325</text:p>
          </table:table-cell>
          <table:table-cell office:value-type="float" office:value="50">
            <text:p>50</text:p>
          </table:table-cell>
          <table:table-cell office:value-type="string">
            <text:p>2011-11-18 11:58:43</text:p>
          </table:table-cell>
          <table:table-cell office:value-type="string">
            <text:p>2011-11-11 16:20:43</text:p>
          </table:table-cell>
        </table:table-row>
        <table:table-row table:style-name="ro1">
          <table:table-cell office:value-type="string">
            <text:p>WB-DZ.xml</text:p>
          </table:table-cell>
          <table:table-cell office:value-type="string">
            <text:p>ALGERIA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string">
            <text:p>2011-11-18 11:58:37</text:p>
          </table:table-cell>
          <table:table-cell office:value-type="string">
            <text:p>2011-11-11 13:26:31</text:p>
          </table:table-cell>
        </table:table-row>
        <table:table-row table:style-name="ro1">
          <table:table-cell office:value-type="string">
            <text:p>WB-VC.xml</text:p>
          </table:table-cell>
          <table:table-cell office:value-type="string">
            <text:p>SAINT VINCENT AND THE GRENADINES</text:p>
          </table:table-cell>
          <table:table-cell office:value-type="float" office:value="66">
            <text:p>66</text:p>
          </table:table-cell>
          <table:table-cell office:value-type="float" office:value="7">
            <text:p>7</text:p>
          </table:table-cell>
          <table:table-cell office:value-type="string">
            <text:p>2011-11-18 11:58:50</text:p>
          </table:table-cell>
          <table:table-cell office:value-type="string">
            <text:p>2011-11-11 14:10:28</text:p>
          </table:table-cell>
        </table:table-row>
        <table:table-row table:style-name="ro1">
          <table:table-cell office:value-type="string">
            <text:p>WB-619.xml</text:p>
          </table:table-cell>
          <table:table-cell office:value-type="string">
            <text:p>Central Asia, regional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string">
            <text:p>2011-11-18 11:58:40</text:p>
          </table:table-cell>
          <table:table-cell office:value-type="string">
            <text:p>2011-11-11 12:46:53</text:p>
          </table:table-cell>
        </table:table-row>
        <table:table-row table:style-name="ro1">
          <table:table-cell office:value-type="string">
            <text:p>WB-TJ.xml</text:p>
          </table:table-cell>
          <table:table-cell office:value-type="string">
            <text:p>TAJIKISTAN</text:p>
          </table:table-cell>
          <table:table-cell office:value-type="float" office:value="222">
            <text:p>222</text:p>
          </table:table-cell>
          <table:table-cell office:value-type="float" office:value="32">
            <text:p>32</text:p>
          </table:table-cell>
          <table:table-cell office:value-type="string">
            <text:p>2011-11-18 11:58:51</text:p>
          </table:table-cell>
          <table:table-cell office:value-type="string">
            <text:p>2011-11-11 13:29:13</text:p>
          </table:table-cell>
        </table:table-row>
        <table:table-row table:style-name="ro1">
          <table:table-cell office:value-type="string">
            <text:p>WB-LV.xml</text:p>
          </table:table-cell>
          <table:table-cell office:value-type="string">
            <text:p>LATVIA</text:p>
          </table:table-cell>
          <table:table-cell office:value-type="float" office:value="71">
            <text:p>71</text:p>
          </table:table-cell>
          <table:table-cell office:value-type="float" office:value="11">
            <text:p>11</text:p>
          </table:table-cell>
          <table:table-cell office:value-type="string">
            <text:p>2011-11-18 11:58:46</text:p>
          </table:table-cell>
          <table:table-cell office:value-type="string">
            <text:p>2011-11-11 14:25:19</text:p>
          </table:table-cell>
        </table:table-row>
        <table:table-row table:style-name="ro1">
          <table:table-cell office:value-type="string">
            <text:p>WB-AM.xml</text:p>
          </table:table-cell>
          <table:table-cell office:value-type="string">
            <text:p>ARMENIA</text:p>
          </table:table-cell>
          <table:table-cell office:value-type="float" office:value="376">
            <text:p>376</text:p>
          </table:table-cell>
          <table:table-cell office:value-type="float" office:value="57">
            <text:p>57</text:p>
          </table:table-cell>
          <table:table-cell office:value-type="string">
            <text:p>2011-11-18 11:58:37</text:p>
          </table:table-cell>
          <table:table-cell office:value-type="string">
            <text:p>2011-11-11 14:43:19</text:p>
          </table:table-cell>
        </table:table-row>
        <table:table-row table:style-name="ro1">
          <table:table-cell office:value-type="string">
            <text:p>WB-SD.xml</text:p>
          </table:table-cell>
          <table:table-cell office:value-type="string">
            <text:p>SUDA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2011-11-18 11:58:51</text:p>
          </table:table-cell>
          <table:table-cell office:value-type="string">
            <text:p>2011-11-11 12:46:50</text:p>
          </table:table-cell>
        </table:table-row>
        <table:table-row table:style-name="ro1">
          <table:table-cell office:value-type="string">
            <text:p>WB-BG.xml</text:p>
          </table:table-cell>
          <table:table-cell office:value-type="string">
            <text:p>BULGARIA</text:p>
          </table:table-cell>
          <table:table-cell office:value-type="float" office:value="154">
            <text:p>154</text:p>
          </table:table-cell>
          <table:table-cell office:value-type="float" office:value="24">
            <text:p>24</text:p>
          </table:table-cell>
          <table:table-cell office:value-type="string">
            <text:p>2011-11-18 11:58:39</text:p>
          </table:table-cell>
          <table:table-cell office:value-type="string">
            <text:p>2011-11-11 12:47:32</text:p>
          </table:table-cell>
        </table:table-row>
        <table:table-row table:style-name="ro1">
          <table:table-cell office:value-type="string">
            <text:p>WB-ZA.xml</text:p>
          </table:table-cell>
          <table:table-cell office:value-type="string">
            <text:p>SOUTH AFRICA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string">
            <text:p>2011-11-18 11:58:51</text:p>
          </table:table-cell>
          <table:table-cell office:value-type="string">
            <text:p>2011-11-11 13:12:45</text:p>
          </table:table-cell>
        </table:table-row>
        <table:table-row table:style-name="ro1">
          <table:table-cell office:value-type="string">
            <text:p>WB-RU.xml</text:p>
          </table:table-cell>
          <table:table-cell office:value-type="string">
            <text:p>RUSSIAN FEDERATION</text:p>
          </table:table-cell>
          <table:table-cell office:value-type="float" office:value="403">
            <text:p>403</text:p>
          </table:table-cell>
          <table:table-cell office:value-type="float" office:value="59">
            <text:p>59</text:p>
          </table:table-cell>
          <table:table-cell office:value-type="string">
            <text:p>2011-11-18 11:58:50</text:p>
          </table:table-cell>
          <table:table-cell office:value-type="string">
            <text:p>2011-11-11 12:34:10</text:p>
          </table:table-cell>
        </table:table-row>
        <table:table-row table:style-name="ro1">
          <table:table-cell office:value-type="string">
            <text:p>WB-TZ.xml</text:p>
          </table:table-cell>
          <table:table-cell office:value-type="string">
            <text:p>TANZANIA, UNITED REPUBLIC OF</text:p>
          </table:table-cell>
          <table:table-cell office:value-type="float" office:value="381">
            <text:p>381</text:p>
          </table:table-cell>
          <table:table-cell office:value-type="float" office:value="57">
            <text:p>57</text:p>
          </table:table-cell>
          <table:table-cell office:value-type="string">
            <text:p>2011-11-18 11:58:52</text:p>
          </table:table-cell>
          <table:table-cell office:value-type="string">
            <text:p>2011-11-11 17:21:03</text:p>
          </table:table-cell>
        </table:table-row>
        <table:table-row table:style-name="ro1">
          <table:table-cell office:value-type="string">
            <text:p>WB-TL.xml</text:p>
          </table:table-cell>
          <table:table-cell office:value-type="string">
            <text:p>TIMOR-LESTE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string">
            <text:p>2011-11-18 11:58:52</text:p>
          </table:table-cell>
          <table:table-cell office:value-type="string">
            <text:p>2011-11-11 15:41:42</text:p>
          </table:table-cell>
        </table:table-row>
        <table:table-row table:style-name="ro1">
          <table:table-cell office:value-type="string">
            <text:p>WB-AO.xml</text:p>
          </table:table-cell>
          <table:table-cell office:value-type="string">
            <text:p>ANGOLA</text:p>
          </table:table-cell>
          <table:table-cell office:value-type="float" office:value="126">
            <text:p>126</text:p>
          </table:table-cell>
          <table:table-cell office:value-type="float" office:value="19">
            <text:p>19</text:p>
          </table:table-cell>
          <table:table-cell office:value-type="string">
            <text:p>2011-11-18 11:58:37</text:p>
          </table:table-cell>
          <table:table-cell office:value-type="string">
            <text:p>2011-11-11 17:30:08</text:p>
          </table:table-cell>
        </table:table-row>
        <table:table-row table:style-name="ro1">
          <table:table-cell office:value-type="string">
            <text:p>WB-MN.xml</text:p>
          </table:table-cell>
          <table:table-cell office:value-type="string">
            <text:p>MONGOLIA</text:p>
          </table:table-cell>
          <table:table-cell office:value-type="float" office:value="211">
            <text:p>211</text:p>
          </table:table-cell>
          <table:table-cell office:value-type="float" office:value="33">
            <text:p>33</text:p>
          </table:table-cell>
          <table:table-cell office:value-type="string">
            <text:p>2011-11-18 11:58:47</text:p>
          </table:table-cell>
          <table:table-cell office:value-type="string">
            <text:p>2011-11-11 15:41:50</text:p>
          </table:table-cell>
        </table:table-row>
        <table:table-row table:style-name="ro1">
          <table:table-cell office:value-type="string">
            <text:p>WB-EG.xml</text:p>
          </table:table-cell>
          <table:table-cell office:value-type="string">
            <text:p>EGYPT</text:p>
          </table:table-cell>
          <table:table-cell office:value-type="float" office:value="435">
            <text:p>435</text:p>
          </table:table-cell>
          <table:table-cell office:value-type="float" office:value="71">
            <text:p>71</text:p>
          </table:table-cell>
          <table:table-cell office:value-type="string">
            <text:p>2011-11-18 11:58:42</text:p>
          </table:table-cell>
          <table:table-cell office:value-type="string">
            <text:p>2011-11-11 15:01:36</text:p>
          </table:table-cell>
        </table:table-row>
        <table:table-row table:style-name="ro1">
          <table:table-cell office:value-type="string">
            <text:p>WB-LK.xml</text:p>
          </table:table-cell>
          <table:table-cell office:value-type="string">
            <text:p>SRI LANKA</text:p>
          </table:table-cell>
          <table:table-cell office:value-type="float" office:value="596">
            <text:p>596</text:p>
          </table:table-cell>
          <table:table-cell office:value-type="float" office:value="99">
            <text:p>99</text:p>
          </table:table-cell>
          <table:table-cell office:value-type="string">
            <text:p>2011-11-18 11:58:51</text:p>
          </table:table-cell>
          <table:table-cell office:value-type="string">
            <text:p>2011-11-11 14:37:25</text:p>
          </table:table-cell>
        </table:table-row>
        <table:table-row table:style-name="ro1">
          <table:table-cell office:value-type="string">
            <text:p>WB-SZ.xml</text:p>
          </table:table-cell>
          <table:table-cell office:value-type="string">
            <text:p>SWAZILAND</text:p>
          </table:table-cell>
          <table:table-cell office:value-type="float" office:value="31">
            <text:p>31</text:p>
          </table:table-cell>
          <table:table-cell office:value-type="float" office:value="5">
            <text:p>5</text:p>
          </table:table-cell>
          <table:table-cell office:value-type="string">
            <text:p>2011-11-18 11:58:51</text:p>
          </table:table-cell>
          <table:table-cell office:value-type="string">
            <text:p>2011-11-11 16:54:01</text:p>
          </table:table-cell>
        </table:table-row>
        <table:table-row table:style-name="ro1">
          <table:table-cell office:value-type="string">
            <text:p>WB-RO.xml</text:p>
          </table:table-cell>
          <table:table-cell office:value-type="string">
            <text:p>ROMANIA</text:p>
          </table:table-cell>
          <table:table-cell office:value-type="float" office:value="348">
            <text:p>348</text:p>
          </table:table-cell>
          <table:table-cell office:value-type="float" office:value="52">
            <text:p>52</text:p>
          </table:table-cell>
          <table:table-cell office:value-type="string">
            <text:p>2011-11-18 11:58:50</text:p>
          </table:table-cell>
          <table:table-cell office:value-type="string">
            <text:p>2011-11-11 16:50:55</text:p>
          </table:table-cell>
        </table:table-row>
        <table:table-row table:style-name="ro1">
          <table:table-cell office:value-type="string">
            <text:p>WB-LA.xml</text:p>
          </table:table-cell>
          <table:table-cell office:value-type="string">
            <text:p>LAO PEOPLE'S DEMOCRATIC REPUBLIC</text:p>
          </table:table-cell>
          <table:table-cell office:value-type="float" office:value="317">
            <text:p>317</text:p>
          </table:table-cell>
          <table:table-cell office:value-type="float" office:value="51">
            <text:p>51</text:p>
          </table:table-cell>
          <table:table-cell office:value-type="string">
            <text:p>2011-11-18 11:58:46</text:p>
          </table:table-cell>
          <table:table-cell office:value-type="string">
            <text:p>2011-11-11 14:14:15</text:p>
          </table:table-cell>
        </table:table-row>
        <table:table-row table:style-name="ro1">
          <table:table-cell office:value-type="string">
            <text:p>WB-GH.xml</text:p>
          </table:table-cell>
          <table:table-cell office:value-type="string">
            <text:p>GHANA</text:p>
          </table:table-cell>
          <table:table-cell office:value-type="float" office:value="335">
            <text:p>335</text:p>
          </table:table-cell>
          <table:table-cell office:value-type="float" office:value="50">
            <text:p>50</text:p>
          </table:table-cell>
          <table:table-cell office:value-type="string">
            <text:p>2011-11-18 11:58:43</text:p>
          </table:table-cell>
          <table:table-cell office:value-type="string">
            <text:p>2011-11-11 15:38:25</text:p>
          </table:table-cell>
        </table:table-row>
        <table:table-row table:style-name="ro1">
          <table:table-cell office:value-type="string">
            <text:p>WB-MZ.xml</text:p>
          </table:table-cell>
          <table:table-cell office:value-type="string">
            <text:p>MOZAMBIQUE</text:p>
          </table:table-cell>
          <table:table-cell office:value-type="float" office:value="271">
            <text:p>271</text:p>
          </table:table-cell>
          <table:table-cell office:value-type="float" office:value="42">
            <text:p>42</text:p>
          </table:table-cell>
          <table:table-cell office:value-type="string">
            <text:p>2011-11-18 11:58:48</text:p>
          </table:table-cell>
          <table:table-cell office:value-type="string">
            <text:p>2011-11-11 13:12:56</text:p>
          </table:table-cell>
        </table:table-row>
        <table:table-row table:style-name="ro1">
          <table:table-cell office:value-type="string">
            <text:p>WB-SK.xml</text:p>
          </table:table-cell>
          <table:table-cell office:value-type="string">
            <text:p>SLOVAKIA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string">
            <text:p>2011-11-18 11:58:51</text:p>
          </table:table-cell>
          <table:table-cell office:value-type="string">
            <text:p>2011-11-11 16:49:13</text:p>
          </table:table-cell>
        </table:table-row>
        <table:table-row table:style-name="ro1">
          <table:table-cell office:value-type="string">
            <text:p>WB-PA.xml</text:p>
          </table:table-cell>
          <table:table-cell office:value-type="string">
            <text:p>PANAMA</text:p>
          </table:table-cell>
          <table:table-cell office:value-type="float" office:value="143">
            <text:p>143</text:p>
          </table:table-cell>
          <table:table-cell office:value-type="float" office:value="22">
            <text:p>22</text:p>
          </table:table-cell>
          <table:table-cell office:value-type="string">
            <text:p>2011-11-18 11:58:49</text:p>
          </table:table-cell>
          <table:table-cell office:value-type="string">
            <text:p>2011-11-11 12:28:53</text:p>
          </table:table-cell>
        </table:table-row>
        <table:table-row table:style-name="ro1">
          <table:table-cell office:value-type="string">
            <text:p>WB-MR.xml</text:p>
          </table:table-cell>
          <table:table-cell office:value-type="string">
            <text:p>MAURITANIA</text:p>
          </table:table-cell>
          <table:table-cell office:value-type="float" office:value="136">
            <text:p>136</text:p>
          </table:table-cell>
          <table:table-cell office:value-type="float" office:value="20">
            <text:p>20</text:p>
          </table:table-cell>
          <table:table-cell office:value-type="string">
            <text:p>2011-11-18 11:58:47</text:p>
          </table:table-cell>
          <table:table-cell office:value-type="string">
            <text:p>2011-11-11 13:40:21</text:p>
          </table:table-cell>
        </table:table-row>
        <table:table-row table:style-name="ro1">
          <table:table-cell office:value-type="string">
            <text:p>WB-IQ.xml</text:p>
          </table:table-cell>
          <table:table-cell office:value-type="string">
            <text:p>IRAQ</text:p>
          </table:table-cell>
          <table:table-cell office:value-type="float" office:value="41">
            <text:p>41</text:p>
          </table:table-cell>
          <table:table-cell office:value-type="float" office:value="6">
            <text:p>6</text:p>
          </table:table-cell>
          <table:table-cell office:value-type="string">
            <text:p>2011-11-18 11:58:45</text:p>
          </table:table-cell>
          <table:table-cell office:value-type="string">
            <text:p>2011-11-11 13:11:36</text:p>
          </table:table-cell>
        </table:table-row>
        <table:table-row table:style-name="ro1">
          <table:table-cell office:value-type="string">
            <text:p>WB-ET.xml</text:p>
          </table:table-cell>
          <table:table-cell office:value-type="string">
            <text:p>ETHIOPIA</text:p>
          </table:table-cell>
          <table:table-cell office:value-type="float" office:value="306">
            <text:p>306</text:p>
          </table:table-cell>
          <table:table-cell office:value-type="float" office:value="43">
            <text:p>43</text:p>
          </table:table-cell>
          <table:table-cell office:value-type="string">
            <text:p>2011-11-18 11:58:43</text:p>
          </table:table-cell>
          <table:table-cell office:value-type="string">
            <text:p>2011-11-11 13:14:59</text:p>
          </table:table-cell>
        </table:table-row>
        <table:table-row table:style-name="ro1">
          <table:table-cell office:value-type="string">
            <text:p>WB-AF.xml</text:p>
          </table:table-cell>
          <table:table-cell office:value-type="string">
            <text:p>AFGHANISTAN</text:p>
          </table:table-cell>
          <table:table-cell office:value-type="float" office:value="217">
            <text:p>217</text:p>
          </table:table-cell>
          <table:table-cell office:value-type="float" office:value="32">
            <text:p>32</text:p>
          </table:table-cell>
          <table:table-cell office:value-type="string">
            <text:p>2011-11-18 11:58:36</text:p>
          </table:table-cell>
          <table:table-cell office:value-type="string">
            <text:p>2011-11-11 15:19:00</text:p>
          </table:table-cell>
        </table:table-row>
        <table:table-row table:style-name="ro1">
          <table:table-cell office:value-type="string">
            <text:p>WB-IN.xml</text:p>
          </table:table-cell>
          <table:table-cell office:value-type="string">
            <text:p>INDIA</text:p>
          </table:table-cell>
          <table:table-cell office:value-type="float" office:value="2573">
            <text:p>2573</text:p>
          </table:table-cell>
          <table:table-cell office:value-type="float" office:value="411">
            <text:p>411</text:p>
          </table:table-cell>
          <table:table-cell office:value-type="string">
            <text:p>2011-11-18 11:58:44</text:p>
          </table:table-cell>
          <table:table-cell office:value-type="string">
            <text:p>2011-11-11 13:41:34</text:p>
          </table:table-cell>
        </table:table-row>
        <table:table-row table:style-name="ro1">
          <table:table-cell office:value-type="string">
            <text:p>WB-TT.xml</text:p>
          </table:table-cell>
          <table:table-cell office:value-type="string">
            <text:p>TRINIDAD AND TOBAGO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string">
            <text:p>2011-11-18 11:58:52</text:p>
          </table:table-cell>
          <table:table-cell office:value-type="string">
            <text:p>2011-11-11 12:26:09</text:p>
          </table:table-cell>
        </table:table-row>
        <table:table-row table:style-name="ro1">
          <table:table-cell office:value-type="string">
            <text:p>WB-LB.xml</text:p>
          </table:table-cell>
          <table:table-cell office:value-type="string">
            <text:p>LEBANON</text:p>
          </table:table-cell>
          <table:table-cell office:value-type="float" office:value="94">
            <text:p>94</text:p>
          </table:table-cell>
          <table:table-cell office:value-type="float" office:value="14">
            <text:p>14</text:p>
          </table:table-cell>
          <table:table-cell office:value-type="string">
            <text:p>2011-11-18 11:58:46</text:p>
          </table:table-cell>
          <table:table-cell office:value-type="string">
            <text:p>2011-11-11 15:44:03</text:p>
          </table:table-cell>
        </table:table-row>
        <table:table-row table:style-name="ro1">
          <table:table-cell office:value-type="string">
            <text:p>WB_FJ.xml</text:p>
          </table:table-cell>
          <table:table-cell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2011-05-13 14:55:10</text:p>
          </table:table-cell>
          <table:table-cell office:value-type="string">
            <text:p>2011-05-13 14:55:11</text:p>
          </table:table-cell>
        </table:table-row>
        <table:table-row table:style-name="ro1">
          <table:table-cell office:value-type="string">
            <text:p>WB-SL.xml</text:p>
          </table:table-cell>
          <table:table-cell office:value-type="string">
            <text:p>SIERRA LEONE</text:p>
          </table:table-cell>
          <table:table-cell office:value-type="float" office:value="124">
            <text:p>124</text:p>
          </table:table-cell>
          <table:table-cell office:value-type="float" office:value="19">
            <text:p>19</text:p>
          </table:table-cell>
          <table:table-cell office:value-type="string">
            <text:p>2011-11-18 11:58:51</text:p>
          </table:table-cell>
          <table:table-cell office:value-type="string">
            <text:p>2011-11-11 13:04:15</text:p>
          </table:table-cell>
        </table:table-row>
        <table:table-row table:style-name="ro1">
          <table:table-cell office:value-type="string">
            <text:p>WB-CL.xml</text:p>
          </table:table-cell>
          <table:table-cell office:value-type="string">
            <text:p>CHILE</text:p>
          </table:table-cell>
          <table:table-cell office:value-type="float" office:value="85">
            <text:p>85</text:p>
          </table:table-cell>
          <table:table-cell office:value-type="float" office:value="13">
            <text:p>13</text:p>
          </table:table-cell>
          <table:table-cell office:value-type="string">
            <text:p>2011-11-18 11:58:40</text:p>
          </table:table-cell>
          <table:table-cell office:value-type="string">
            <text:p>2011-11-11 16:50:13</text:p>
          </table:table-cell>
        </table:table-row>
        <table:table-row table:style-name="ro1">
          <table:table-cell office:value-type="string">
            <text:p>WB-LR.xml</text:p>
          </table:table-cell>
          <table:table-cell office:value-type="string">
            <text:p>LIBERIA</text:p>
          </table:table-cell>
          <table:table-cell office:value-type="float" office:value="51">
            <text:p>51</text:p>
          </table:table-cell>
          <table:table-cell office:value-type="float" office:value="8">
            <text:p>8</text:p>
          </table:table-cell>
          <table:table-cell office:value-type="string">
            <text:p>2011-11-18 11:58:46</text:p>
          </table:table-cell>
          <table:table-cell office:value-type="string">
            <text:p>2011-11-11 12:37:57</text:p>
          </table:table-cell>
        </table:table-row>
        <table:table-row table:style-name="ro1">
          <table:table-cell office:value-type="string">
            <text:p>WB-NE.xml</text:p>
          </table:table-cell>
          <table:table-cell office:value-type="string">
            <text:p>NIGER</text:p>
          </table:table-cell>
          <table:table-cell office:value-type="float" office:value="133">
            <text:p>133</text:p>
          </table:table-cell>
          <table:table-cell office:value-type="float" office:value="22">
            <text:p>22</text:p>
          </table:table-cell>
          <table:table-cell office:value-type="string">
            <text:p>2011-11-18 11:58:48</text:p>
          </table:table-cell>
          <table:table-cell office:value-type="string">
            <text:p>2011-11-11 16:48:18</text:p>
          </table:table-cell>
        </table:table-row>
        <table:table-row table:style-name="ro1">
          <table:table-cell office:value-type="string">
            <text:p>WB-GN.xml</text:p>
          </table:table-cell>
          <table:table-cell office:value-type="string">
            <text:p>GUINEA</text:p>
          </table:table-cell>
          <table:table-cell office:value-type="float" office:value="347">
            <text:p>347</text:p>
          </table:table-cell>
          <table:table-cell office:value-type="float" office:value="62">
            <text:p>62</text:p>
          </table:table-cell>
          <table:table-cell office:value-type="string">
            <text:p>2011-11-18 11:58:43</text:p>
          </table:table-cell>
          <table:table-cell office:value-type="string">
            <text:p>2011-11-11 15:26:36</text:p>
          </table:table-cell>
        </table:table-row>
        <table:table-row table:style-name="ro1">
          <table:table-cell office:value-type="string">
            <text:p>WB-LC.xml</text:p>
          </table:table-cell>
          <table:table-cell office:value-type="string">
            <text:p>SAINT LUCIA</text:p>
          </table:table-cell>
          <table:table-cell office:value-type="float" office:value="121">
            <text:p>121</text:p>
          </table:table-cell>
          <table:table-cell office:value-type="float" office:value="14">
            <text:p>14</text:p>
          </table:table-cell>
          <table:table-cell office:value-type="string">
            <text:p>2011-11-18 11:58:50</text:p>
          </table:table-cell>
          <table:table-cell office:value-type="string">
            <text:p>2011-11-11 12:53:34</text:p>
          </table:table-cell>
        </table:table-row>
        <table:table-row table:style-name="ro1">
          <table:table-cell office:value-type="string">
            <text:p>WB-HN.xml</text:p>
          </table:table-cell>
          <table:table-cell office:value-type="string">
            <text:p>HONDURAS</text:p>
          </table:table-cell>
          <table:table-cell office:value-type="float" office:value="205">
            <text:p>205</text:p>
          </table:table-cell>
          <table:table-cell office:value-type="float" office:value="31">
            <text:p>31</text:p>
          </table:table-cell>
          <table:table-cell office:value-type="string">
            <text:p>2011-11-18 11:58:44</text:p>
          </table:table-cell>
          <table:table-cell office:value-type="string">
            <text:p>2011-11-11 14:11:13</text:p>
          </table:table-cell>
        </table:table-row>
        <table:table-row table:style-name="ro1">
          <table:table-cell office:value-type="string">
            <text:p>WB-GY.xml</text:p>
          </table:table-cell>
          <table:table-cell office:value-type="string">
            <text:p>GUYANA</text:p>
          </table:table-cell>
          <table:table-cell office:value-type="float" office:value="37">
            <text:p>37</text:p>
          </table:table-cell>
          <table:table-cell office:value-type="float" office:value="7">
            <text:p>7</text:p>
          </table:table-cell>
          <table:table-cell office:value-type="string">
            <text:p>2011-11-18 11:58:44</text:p>
          </table:table-cell>
          <table:table-cell office:value-type="string">
            <text:p>2011-11-11 15:01:22</text:p>
          </table:table-cell>
        </table:table-row>
        <table:table-row table:style-name="ro1">
          <table:table-cell office:value-type="string">
            <text:p>WB-CF.xml</text:p>
          </table:table-cell>
          <table:table-cell office:value-type="string">
            <text:p>CENTRAL AFRICAN REPUBLIC</text:p>
          </table:table-cell>
          <table:table-cell office:value-type="float" office:value="35">
            <text:p>35</text:p>
          </table:table-cell>
          <table:table-cell office:value-type="float" office:value="5">
            <text:p>5</text:p>
          </table:table-cell>
          <table:table-cell office:value-type="string">
            <text:p>2011-11-18 11:58:40</text:p>
          </table:table-cell>
          <table:table-cell office:value-type="string">
            <text:p>2011-11-11 12:33:02</text:p>
          </table:table-cell>
        </table:table-row>
        <table:table-row table:style-name="ro1">
          <table:table-cell office:value-type="string">
            <text:p>WB-CG.xml</text:p>
          </table:table-cell>
          <table:table-cell office:value-type="string">
            <text:p>CONGO</text:p>
          </table:table-cell>
          <table:table-cell office:value-type="float" office:value="84">
            <text:p>84</text:p>
          </table:table-cell>
          <table:table-cell office:value-type="float" office:value="10">
            <text:p>10</text:p>
          </table:table-cell>
          <table:table-cell office:value-type="string">
            <text:p>2011-11-18 11:58:41</text:p>
          </table:table-cell>
          <table:table-cell office:value-type="string">
            <text:p>2011-11-11 17:16:50</text:p>
          </table:table-cell>
        </table:table-row>
        <table:table-row table:style-name="ro1">
          <table:table-cell office:value-type="string">
            <text:p>WB-VN.xml</text:p>
          </table:table-cell>
          <table:table-cell office:value-type="string">
            <text:p>VIET NAM</text:p>
          </table:table-cell>
          <table:table-cell office:value-type="float" office:value="690">
            <text:p>690</text:p>
          </table:table-cell>
          <table:table-cell office:value-type="float" office:value="101">
            <text:p>101</text:p>
          </table:table-cell>
          <table:table-cell office:value-type="string">
            <text:p>2011-11-18 11:58:53</text:p>
          </table:table-cell>
          <table:table-cell office:value-type="string">
            <text:p>2011-11-11 17:32:41</text:p>
          </table:table-cell>
        </table:table-row>
        <table:table-row table:style-name="ro1">
          <table:table-cell office:value-type="string">
            <text:p>WB-KM.xml</text:p>
          </table:table-cell>
          <table:table-cell office:value-type="string">
            <text:p>COMOROS</text:p>
          </table:table-cell>
          <table:table-cell office:value-type="float" office:value="217">
            <text:p>217</text:p>
          </table:table-cell>
          <table:table-cell office:value-type="float" office:value="21">
            <text:p>21</text:p>
          </table:table-cell>
          <table:table-cell office:value-type="string">
            <text:p>2011-11-18 11:58:41</text:p>
          </table:table-cell>
          <table:table-cell office:value-type="string">
            <text:p>2011-11-11 12:50:48</text:p>
          </table:table-cell>
        </table:table-row>
        <table:table-row table:style-name="ro1">
          <table:table-cell office:value-type="string">
            <text:p>WB-IR.xml</text:p>
          </table:table-cell>
          <table:table-cell office:value-type="string">
            <text:p>IRAN, ISLAMIC REPUBLIC OF</text:p>
          </table:table-cell>
          <table:table-cell office:value-type="float" office:value="70">
            <text:p>70</text:p>
          </table:table-cell>
          <table:table-cell office:value-type="float" office:value="9">
            <text:p>9</text:p>
          </table:table-cell>
          <table:table-cell office:value-type="string">
            <text:p>2011-11-18 11:58:45</text:p>
          </table:table-cell>
          <table:table-cell office:value-type="string">
            <text:p>2011-11-11 15:41:02</text:p>
          </table:table-cell>
        </table:table-row>
        <table:table-row table:style-name="ro1">
          <table:table-cell office:value-type="string">
            <text:p>WB-HU.xml</text:p>
          </table:table-cell>
          <table:table-cell office:value-type="string">
            <text:p>HUNGARY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string">
            <text:p>2011-11-18 11:58:44</text:p>
          </table:table-cell>
          <table:table-cell office:value-type="string">
            <text:p>2011-11-11 16:05:03</text:p>
          </table:table-cell>
        </table:table-row>
        <table:table-row table:style-name="ro1">
          <table:table-cell office:value-type="string">
            <text:p>WB-MD.xml</text:p>
          </table:table-cell>
          <table:table-cell office:value-type="string">
            <text:p>MOLDOVA, REPUBLIC OF</text:p>
          </table:table-cell>
          <table:table-cell office:value-type="float" office:value="256">
            <text:p>256</text:p>
          </table:table-cell>
          <table:table-cell office:value-type="float" office:value="34">
            <text:p>34</text:p>
          </table:table-cell>
          <table:table-cell office:value-type="string">
            <text:p>2011-11-18 11:58:47</text:p>
          </table:table-cell>
          <table:table-cell office:value-type="string">
            <text:p>2011-11-11 13:26:36</text:p>
          </table:table-cell>
        </table:table-row>
        <table:table-row table:style-name="ro1">
          <table:table-cell office:value-type="string">
            <text:p>WB-BR.xml</text:p>
          </table:table-cell>
          <table:table-cell office:value-type="string">
            <text:p>BRAZIL</text:p>
          </table:table-cell>
          <table:table-cell office:value-type="float" office:value="950">
            <text:p>950</text:p>
          </table:table-cell>
          <table:table-cell office:value-type="float" office:value="133">
            <text:p>133</text:p>
          </table:table-cell>
          <table:table-cell office:value-type="string">
            <text:p>2011-11-18 11:58:39</text:p>
          </table:table-cell>
          <table:table-cell office:value-type="string">
            <text:p>2011-11-11 16:24:54</text:p>
          </table:table-cell>
        </table:table-row>
        <table:table-row table:style-name="ro1">
          <table:table-cell office:value-type="string">
            <text:p>WB-MW.xml</text:p>
          </table:table-cell>
          <table:table-cell office:value-type="string">
            <text:p>MALAWI</text:p>
          </table:table-cell>
          <table:table-cell office:value-type="float" office:value="205">
            <text:p>205</text:p>
          </table:table-cell>
          <table:table-cell office:value-type="float" office:value="24">
            <text:p>24</text:p>
          </table:table-cell>
          <table:table-cell office:value-type="string">
            <text:p>2011-11-18 11:58:47</text:p>
          </table:table-cell>
          <table:table-cell office:value-type="string">
            <text:p>2011-11-11 12:48:45</text:p>
          </table:table-cell>
        </table:table-row>
        <table:table-row table:style-name="ro1">
          <table:table-cell office:value-type="string">
            <text:p>WB-PH.xml</text:p>
          </table:table-cell>
          <table:table-cell office:value-type="string">
            <text:p>PHILIPPINES</text:p>
          </table:table-cell>
          <table:table-cell table:number-columns-repeated="2" office:value-type="string">
            <text:p>fail</text:p>
          </table:table-cell>
          <table:table-cell table:style-name="Default" office:value-type="string">
            <text:p>fail</text:p>
          </table:table-cell>
          <table:table-cell table:style-name="Default" office:value-type="string">
            <text:p>fail</text:p>
          </table:table-cell>
        </table:table-row>
        <table:table-row table:style-name="ro1">
          <table:table-cell office:value-type="string">
            <text:p>WB-MY.xml</text:p>
          </table:table-cell>
          <table:table-cell office:value-type="string">
            <text:p>MALAYSIA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2011-11-18 11:58:47</text:p>
          </table:table-cell>
          <table:table-cell office:value-type="string">
            <text:p>2011-11-11 13:36:37</text:p>
          </table:table-cell>
        </table:table-row>
        <table:table-row table:style-name="ro1">
          <table:table-cell office:value-type="string">
            <text:p>WB-KR.xml</text:p>
          </table:table-cell>
          <table:table-cell office:value-type="string">
            <text:p>KOREA, REPUBLIC OF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string">
            <text:p>2011-11-18 11:58:46</text:p>
          </table:table-cell>
          <table:table-cell office:value-type="string">
            <text:p>2011-11-11 17:32:29</text:p>
          </table:table-cell>
        </table:table-row>
        <table:table-row table:style-name="ro1">
          <table:table-cell office:value-type="string">
            <text:p>WB-CM.xml</text:p>
          </table:table-cell>
          <table:table-cell office:value-type="string">
            <text:p>CAMEROON</text:p>
          </table:table-cell>
          <table:table-cell office:value-type="float" office:value="150">
            <text:p>150</text:p>
          </table:table-cell>
          <table:table-cell office:value-type="float" office:value="21">
            <text:p>21</text:p>
          </table:table-cell>
          <table:table-cell office:value-type="string">
            <text:p>2011-11-18 11:58:40</text:p>
          </table:table-cell>
          <table:table-cell office:value-type="string">
            <text:p>2011-11-11 16:23:33</text:p>
          </table:table-cell>
        </table:table-row>
        <table:table-row table:style-name="ro1">
          <table:table-cell office:value-type="string">
            <text:p>WB-DO.xml</text:p>
          </table:table-cell>
          <table:table-cell office:value-type="string">
            <text:p>DOMINICAN REPUBLIC</text:p>
          </table:table-cell>
          <table:table-cell office:value-type="float" office:value="199">
            <text:p>199</text:p>
          </table:table-cell>
          <table:table-cell office:value-type="float" office:value="31">
            <text:p>31</text:p>
          </table:table-cell>
          <table:table-cell office:value-type="string">
            <text:p>2011-11-18 11:58:42</text:p>
          </table:table-cell>
          <table:table-cell office:value-type="string">
            <text:p>2011-11-11 17:24:08</text:p>
          </table:table-cell>
        </table:table-row>
        <table:table-row table:style-name="ro1">
          <table:table-cell office:value-type="string">
            <text:p>WB-YE.xml</text:p>
          </table:table-cell>
          <table:table-cell office:value-type="string">
            <text:p>YEMEN</text:p>
          </table:table-cell>
          <table:table-cell office:value-type="float" office:value="781">
            <text:p>781</text:p>
          </table:table-cell>
          <table:table-cell office:value-type="float" office:value="140">
            <text:p>140</text:p>
          </table:table-cell>
          <table:table-cell office:value-type="string">
            <text:p>2011-11-18 11:58:53</text:p>
          </table:table-cell>
          <table:table-cell office:value-type="string">
            <text:p>2011-11-11 14:25:55</text:p>
          </table:table-cell>
        </table:table-row>
        <table:table-row table:style-name="ro1">
          <table:table-cell office:value-type="string">
            <text:p>WB-BT.xml</text:p>
          </table:table-cell>
          <table:table-cell office:value-type="string">
            <text:p>BHUTAN</text:p>
          </table:table-cell>
          <table:table-cell office:value-type="float" office:value="107">
            <text:p>107</text:p>
          </table:table-cell>
          <table:table-cell office:value-type="float" office:value="18">
            <text:p>18</text:p>
          </table:table-cell>
          <table:table-cell office:value-type="string">
            <text:p>2011-11-18 11:58:39</text:p>
          </table:table-cell>
          <table:table-cell office:value-type="string">
            <text:p>2011-11-11 16:49:22</text:p>
          </table:table-cell>
        </table:table-row>
        <table:table-row table:style-name="ro1">
          <table:table-cell office:value-type="string">
            <text:p>WB-89.xml</text:p>
          </table:table-cell>
          <table:table-cell office:value-type="string">
            <text:p>Europe, regional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2011-11-18 11:58:43</text:p>
          </table:table-cell>
          <table:table-cell office:value-type="string">
            <text:p>2011-11-11 14:49:37</text:p>
          </table:table-cell>
        </table:table-row>
        <table:table-row table:style-name="ro1">
          <table:table-cell office:value-type="string">
            <text:p>WB-UZ.xml</text:p>
          </table:table-cell>
          <table:table-cell office:value-type="string">
            <text:p>UZBEKISTAN</text:p>
          </table:table-cell>
          <table:table-cell office:value-type="float" office:value="147">
            <text:p>147</text:p>
          </table:table-cell>
          <table:table-cell office:value-type="float" office:value="21">
            <text:p>21</text:p>
          </table:table-cell>
          <table:table-cell office:value-type="string">
            <text:p>2011-11-18 11:58:53</text:p>
          </table:table-cell>
          <table:table-cell office:value-type="string">
            <text:p>2011-11-11 17:31:08</text:p>
          </table:table-cell>
        </table:table-row>
        <table:table-row table:style-name="ro1">
          <table:table-cell office:value-type="string">
            <text:p>WB-BD.xml</text:p>
          </table:table-cell>
          <table:table-cell office:value-type="string">
            <text:p>BANGLADESH</text:p>
          </table:table-cell>
          <table:table-cell office:value-type="float" office:value="1212">
            <text:p>1212</text:p>
          </table:table-cell>
          <table:table-cell office:value-type="float" office:value="211">
            <text:p>211</text:p>
          </table:table-cell>
          <table:table-cell office:value-type="string">
            <text:p>2011-11-18 11:58:38</text:p>
          </table:table-cell>
          <table:table-cell office:value-type="string">
            <text:p>2011-11-11 16:34:53</text:p>
          </table:table-cell>
        </table:table-row>
        <table:table-row table:style-name="ro1">
          <table:table-cell office:value-type="string">
            <text:p>WB-CR.xml</text:p>
          </table:table-cell>
          <table:table-cell office:value-type="string">
            <text:p>COSTA RICA</text:p>
          </table:table-cell>
          <table:table-cell office:value-type="float" office:value="55">
            <text:p>55</text:p>
          </table:table-cell>
          <table:table-cell office:value-type="float" office:value="9">
            <text:p>9</text:p>
          </table:table-cell>
          <table:table-cell office:value-type="string">
            <text:p>2011-11-18 11:58:41</text:p>
          </table:table-cell>
          <table:table-cell office:value-type="string">
            <text:p>2011-11-11 15:00:44</text:p>
          </table:table-cell>
        </table:table-row>
        <table:table-row table:style-name="ro1">
          <table:table-cell office:value-type="string">
            <text:p>WB-LT.xml</text:p>
          </table:table-cell>
          <table:table-cell office:value-type="string">
            <text:p>LITHUANIA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2011-11-18 11:58:46</text:p>
          </table:table-cell>
          <table:table-cell office:value-type="string">
            <text:p>2011-11-11 12:33:56</text:p>
          </table:table-cell>
        </table:table-row>
        <table:table-row table:style-name="ro1">
          <table:table-cell office:value-type="string">
            <text:p>WB-JO.xml</text:p>
          </table:table-cell>
          <table:table-cell office:value-type="string">
            <text:p>JORDAN</text:p>
          </table:table-cell>
          <table:table-cell office:value-type="float" office:value="261">
            <text:p>261</text:p>
          </table:table-cell>
          <table:table-cell office:value-type="float" office:value="44">
            <text:p>44</text:p>
          </table:table-cell>
          <table:table-cell office:value-type="string">
            <text:p>2011-11-18 11:58:45</text:p>
          </table:table-cell>
          <table:table-cell office:value-type="string">
            <text:p>2011-11-11 15:31:00</text:p>
          </table:table-cell>
        </table:table-row>
        <table:table-row table:style-name="ro1">
          <table:table-cell office:value-type="string">
            <text:p>WB-PK.xml</text:p>
          </table:table-cell>
          <table:table-cell office:value-type="string">
            <text:p>PAKISTAN</text:p>
          </table:table-cell>
          <table:table-cell office:value-type="float" office:value="1117">
            <text:p>1117</text:p>
          </table:table-cell>
          <table:table-cell office:value-type="float" office:value="185">
            <text:p>185</text:p>
          </table:table-cell>
          <table:table-cell office:value-type="string">
            <text:p>2011-11-18 11:58:49</text:p>
          </table:table-cell>
          <table:table-cell office:value-type="string">
            <text:p>2011-11-11 14:49:40</text:p>
          </table:table-cell>
        </table:table-row>
        <table:table-row table:style-name="ro1">
          <table:table-cell office:value-type="string">
            <text:p>WB-CN.xml</text:p>
          </table:table-cell>
          <table:table-cell office:value-type="string">
            <text:p>CHINA</text:p>
          </table:table-cell>
          <table:table-cell office:value-type="float" office:value="2007">
            <text:p>2007</text:p>
          </table:table-cell>
          <table:table-cell office:value-type="float" office:value="291">
            <text:p>291</text:p>
          </table:table-cell>
          <table:table-cell office:value-type="string">
            <text:p>2011-11-18 11:58:40</text:p>
          </table:table-cell>
          <table:table-cell office:value-type="string">
            <text:p>2011-11-11 16:57:07</text:p>
          </table:table-cell>
        </table:table-row>
        <table:table-row table:style-name="ro1">
          <table:table-cell office:value-type="string">
            <text:p>WB-KZ.xml</text:p>
          </table:table-cell>
          <table:table-cell office:value-type="string">
            <text:p>KAZAKHSTAN</text:p>
          </table:table-cell>
          <table:table-cell office:value-type="float" office:value="129">
            <text:p>129</text:p>
          </table:table-cell>
          <table:table-cell office:value-type="float" office:value="19">
            <text:p>19</text:p>
          </table:table-cell>
          <table:table-cell office:value-type="string">
            <text:p>2011-11-18 11:58:45</text:p>
          </table:table-cell>
          <table:table-cell office:value-type="string">
            <text:p>2011-11-11 15:29:51</text:p>
          </table:table-cell>
        </table:table-row>
        <table:table-row table:style-name="ro1">
          <table:table-cell office:value-type="string">
            <text:p>WB-ID.xml</text:p>
          </table:table-cell>
          <table:table-cell office:value-type="string">
            <text:p>INDONESIA</text:p>
          </table:table-cell>
          <table:table-cell office:value-type="float" office:value="1258">
            <text:p>1258</text:p>
          </table:table-cell>
          <table:table-cell office:value-type="float" office:value="198">
            <text:p>198</text:p>
          </table:table-cell>
          <table:table-cell office:value-type="string">
            <text:p>2011-11-18 11:58:45</text:p>
          </table:table-cell>
          <table:table-cell office:value-type="string">
            <text:p>2011-11-11 15:51:17</text:p>
          </table:table-cell>
        </table:table-row>
        <table:table-row table:style-name="ro1">
          <table:table-cell office:value-type="string">
            <text:p>WB-389.xml</text:p>
          </table:table-cell>
          <table:table-cell office:value-type="string">
            <text:p>North &amp; Central America, regional</text:p>
          </table:table-cell>
          <table:table-cell office:value-type="float" office:value="130">
            <text:p>130</text:p>
          </table:table-cell>
          <table:table-cell office:value-type="float" office:value="14">
            <text:p>14</text:p>
          </table:table-cell>
          <table:table-cell office:value-type="string">
            <text:p>2011-11-18 11:58:48</text:p>
          </table:table-cell>
          <table:table-cell office:value-type="string">
            <text:p>2011-11-11 17:32:38</text:p>
          </table:table-cell>
        </table:table-row>
        <table:table-row table:style-name="ro1">
          <table:table-cell office:value-type="string">
            <text:p>WB-MV.xml</text:p>
          </table:table-cell>
          <table:table-cell office:value-type="string">
            <text:p>MALDIVES</text:p>
          </table:table-cell>
          <table:table-cell office:value-type="float" office:value="87">
            <text:p>87</text:p>
          </table:table-cell>
          <table:table-cell office:value-type="float" office:value="13">
            <text:p>13</text:p>
          </table:table-cell>
          <table:table-cell office:value-type="string">
            <text:p>2011-11-18 11:58:47</text:p>
          </table:table-cell>
          <table:table-cell office:value-type="string">
            <text:p>2011-11-11 16:16:07</text:p>
          </table:table-cell>
        </table:table-row>
        <table:table-row table:style-name="ro1">
          <table:table-cell office:value-type="string">
            <text:p>WB-CO.xml</text:p>
          </table:table-cell>
          <table:table-cell office:value-type="string">
            <text:p>COLOMBIA</text:p>
          </table:table-cell>
          <table:table-cell office:value-type="float" office:value="436">
            <text:p>436</text:p>
          </table:table-cell>
          <table:table-cell office:value-type="float" office:value="68">
            <text:p>68</text:p>
          </table:table-cell>
          <table:table-cell office:value-type="string">
            <text:p>2011-11-18 11:58:41</text:p>
          </table:table-cell>
          <table:table-cell office:value-type="string">
            <text:p>2011-11-11 14:07:06</text:p>
          </table:table-cell>
        </table:table-row>
        <table:table-row table:style-name="ro1">
          <table:table-cell office:value-type="string">
            <text:p>WB-PY.xml</text:p>
          </table:table-cell>
          <table:table-cell office:value-type="string">
            <text:p>PARAGUAY</text:p>
          </table:table-cell>
          <table:table-cell office:value-type="float" office:value="155">
            <text:p>155</text:p>
          </table:table-cell>
          <table:table-cell office:value-type="float" office:value="24">
            <text:p>24</text:p>
          </table:table-cell>
          <table:table-cell office:value-type="string">
            <text:p>2011-11-18 11:58:49</text:p>
          </table:table-cell>
          <table:table-cell office:value-type="string">
            <text:p>2011-11-11 15:37:01</text:p>
          </table:table-cell>
        </table:table-row>
        <table:table-row table:style-name="ro1">
          <table:table-cell office:value-type="string">
            <text:p>WB-NI.xml</text:p>
          </table:table-cell>
          <table:table-cell office:value-type="string">
            <text:p>NICARAGUA</text:p>
          </table:table-cell>
          <table:table-cell office:value-type="float" office:value="225">
            <text:p>225</text:p>
          </table:table-cell>
          <table:table-cell office:value-type="float" office:value="33">
            <text:p>33</text:p>
          </table:table-cell>
          <table:table-cell office:value-type="string">
            <text:p>2011-11-18 11:58:48</text:p>
          </table:table-cell>
          <table:table-cell office:value-type="string">
            <text:p>2011-11-11 17:28:11</text:p>
          </table:table-cell>
        </table:table-row>
        <table:table-row table:style-name="ro1">
          <table:table-cell office:value-type="string">
            <text:p>WB-MG.xml</text:p>
          </table:table-cell>
          <table:table-cell office:value-type="string">
            <text:p>MADAGASCAR</text:p>
          </table:table-cell>
          <table:table-cell office:value-type="float" office:value="208">
            <text:p>208</text:p>
          </table:table-cell>
          <table:table-cell office:value-type="float" office:value="29">
            <text:p>29</text:p>
          </table:table-cell>
          <table:table-cell office:value-type="string">
            <text:p>2011-11-18 11:58:47</text:p>
          </table:table-cell>
          <table:table-cell office:value-type="string">
            <text:p>2011-11-11 16:46:29</text:p>
          </table:table-cell>
        </table:table-row>
        <table:table-row table:style-name="ro1">
          <table:table-cell office:value-type="string">
            <text:p>WB-GT.xml</text:p>
          </table:table-cell>
          <table:table-cell office:value-type="string">
            <text:p>GUATEMALA</text:p>
          </table:table-cell>
          <table:table-cell office:value-type="float" office:value="219">
            <text:p>219</text:p>
          </table:table-cell>
          <table:table-cell office:value-type="float" office:value="32">
            <text:p>32</text:p>
          </table:table-cell>
          <table:table-cell office:value-type="string">
            <text:p>2011-11-18 11:58:43</text:p>
          </table:table-cell>
          <table:table-cell office:value-type="string">
            <text:p>2011-11-11 16:05:15</text:p>
          </table:table-cell>
        </table:table-row>
        <table:table-row table:style-name="ro1">
          <table:table-cell office:value-type="string">
            <text:p>WB-KN.xml</text:p>
          </table:table-cell>
          <table:table-cell office:value-type="string">
            <text:p>SAINT KITTS AND NEVIS</text:p>
          </table:table-cell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office:value-type="string">
            <text:p>2011-11-18 11:58:50</text:p>
          </table:table-cell>
          <table:table-cell office:value-type="string">
            <text:p>2011-11-11 15:00:31</text:p>
          </table:table-cell>
        </table:table-row>
        <table:table-row table:style-name="ro1">
          <table:table-cell office:value-type="string">
            <text:p>WB-HT.xml</text:p>
          </table:table-cell>
          <table:table-cell office:value-type="string">
            <text:p>HAITI</text:p>
          </table:table-cell>
          <table:table-cell office:value-type="float" office:value="99">
            <text:p>99</text:p>
          </table:table-cell>
          <table:table-cell office:value-type="float" office:value="16">
            <text:p>16</text:p>
          </table:table-cell>
          <table:table-cell office:value-type="string">
            <text:p>2011-11-18 11:58:44</text:p>
          </table:table-cell>
          <table:table-cell office:value-type="string">
            <text:p>2011-11-11 17:15:59</text:p>
          </table:table-cell>
        </table:table-row>
        <table:table-row table:style-name="ro1">
          <table:table-cell table:number-columns-repeated="2" office:value-type="string">
            <text:p>WB-XK.xml</text:p>
          </table:table-cell>
          <table:table-cell table:number-columns-repeated="2" office:value-type="string">
            <text:p>fail</text:p>
          </table:table-cell>
          <table:table-cell table:style-name="Default" office:value-type="string">
            <text:p>fail</text:p>
          </table:table-cell>
          <table:table-cell table:style-name="Default" office:value-type="string">
            <text:p>fail</text:p>
          </table:table-cell>
        </table:table-row>
        <table:table-row table:style-name="ro1">
          <table:table-cell office:value-type="string">
            <text:p>WB-GW.xml</text:p>
          </table:table-cell>
          <table:table-cell office:value-type="string">
            <text:p>GUINEA-BISSAU</text:p>
          </table:table-cell>
          <table:table-cell office:value-type="float" office:value="237">
            <text:p>237</text:p>
          </table:table-cell>
          <table:table-cell office:value-type="float" office:value="29">
            <text:p>29</text:p>
          </table:table-cell>
          <table:table-cell office:value-type="string">
            <text:p>2011-11-18 11:58:43</text:p>
          </table:table-cell>
          <table:table-cell office:value-type="string">
            <text:p>2011-11-11 13:05:45</text:p>
          </table:table-cell>
        </table:table-row>
        <table:table-row table:style-name="ro1">
          <table:table-cell office:value-type="string">
            <text:p>WB-TH.xml</text:p>
          </table:table-cell>
          <table:table-cell office:value-type="string">
            <text:p>THAILAND</text:p>
          </table:table-cell>
          <table:table-cell office:value-type="float" office:value="45">
            <text:p>45</text:p>
          </table:table-cell>
          <table:table-cell office:value-type="float" office:value="7">
            <text:p>7</text:p>
          </table:table-cell>
          <table:table-cell office:value-type="string">
            <text:p>2011-11-18 11:58:52</text:p>
          </table:table-cell>
          <table:table-cell office:value-type="string">
            <text:p>2011-11-11 15:11:18</text:p>
          </table:table-cell>
        </table:table-row>
        <table:table-row table:style-name="ro1">
          <table:table-cell office:value-type="string">
            <text:p>WB-GQ.xml</text:p>
          </table:table-cell>
          <table:table-cell office:value-type="string">
            <text:p>EQUATORIAL GUINEA</text:p>
          </table:table-cell>
          <table:table-cell office:value-type="float" office:value="50">
            <text:p>50</text:p>
          </table:table-cell>
          <table:table-cell office:value-type="float" office:value="8">
            <text:p>8</text:p>
          </table:table-cell>
          <table:table-cell office:value-type="string">
            <text:p>2011-11-18 11:58:42</text:p>
          </table:table-cell>
          <table:table-cell office:value-type="string">
            <text:p>2011-11-11 12:33:20</text:p>
          </table:table-cell>
        </table:table-row>
        <table:table-row table:style-name="ro1">
          <table:table-cell office:value-type="string">
            <text:p>WB-289.xml</text:p>
          </table:table-cell>
          <table:table-cell office:value-type="string">
            <text:p>South of Sahara, regional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string">
            <text:p>2011-11-18 11:58:51</text:p>
          </table:table-cell>
          <table:table-cell office:value-type="string">
            <text:p>2011-11-11 12:30:01</text:p>
          </table:table-cell>
        </table:table-row>
        <table:table-row table:style-name="ro1">
          <table:table-cell office:value-type="string">
            <text:p>WB-BA.xml</text:p>
          </table:table-cell>
          <table:table-cell office:value-type="string">
            <text:p>BOSNIA AND HERZEGOVINA</text:p>
          </table:table-cell>
          <table:table-cell office:value-type="float" office:value="383">
            <text:p>383</text:p>
          </table:table-cell>
          <table:table-cell office:value-type="float" office:value="61">
            <text:p>61</text:p>
          </table:table-cell>
          <table:table-cell office:value-type="string">
            <text:p>2011-11-18 11:58:39</text:p>
          </table:table-cell>
          <table:table-cell office:value-type="string">
            <text:p>2011-11-11 15:15:34</text:p>
          </table:table-cell>
        </table:table-row>
        <table:table-row table:style-name="ro1">
          <table:table-cell office:value-type="string">
            <text:p>WB-NG.xml</text:p>
          </table:table-cell>
          <table:table-cell office:value-type="string">
            <text:p>NIGERIA</text:p>
          </table:table-cell>
          <table:table-cell office:value-type="float" office:value="387">
            <text:p>387</text:p>
          </table:table-cell>
          <table:table-cell office:value-type="float" office:value="59">
            <text:p>59</text:p>
          </table:table-cell>
          <table:table-cell office:value-type="string">
            <text:p>2011-11-18 11:58:48</text:p>
          </table:table-cell>
          <table:table-cell office:value-type="string">
            <text:p>2011-11-11 12:43:29</text:p>
          </table:table-cell>
        </table:table-row>
        <table:table-row table:style-name="ro1">
          <table:table-cell office:value-type="string">
            <text:p>WB-BW.xml</text:p>
          </table:table-cell>
          <table:table-cell office:value-type="string">
            <text:p>BOTSWANA</text:p>
          </table:table-cell>
          <table:table-cell office:value-type="float" office:value="56">
            <text:p>56</text:p>
          </table:table-cell>
          <table:table-cell office:value-type="float" office:value="10">
            <text:p>10</text:p>
          </table:table-cell>
          <table:table-cell office:value-type="string">
            <text:p>2011-11-18 11:58:39</text:p>
          </table:table-cell>
          <table:table-cell office:value-type="string">
            <text:p>2011-11-11 13:05:15</text:p>
          </table:table-cell>
        </table:table-row>
        <table:table-row table:style-name="ro1">
          <table:table-cell office:value-type="string">
            <text:p>WB-AZ.xml</text:p>
          </table:table-cell>
          <table:table-cell office:value-type="string">
            <text:p>AZERBAIJAN</text:p>
          </table:table-cell>
          <table:table-cell office:value-type="float" office:value="298">
            <text:p>298</text:p>
          </table:table-cell>
          <table:table-cell office:value-type="float" office:value="43">
            <text:p>43</text:p>
          </table:table-cell>
          <table:table-cell office:value-type="string">
            <text:p>2011-11-18 11:58:37</text:p>
          </table:table-cell>
          <table:table-cell office:value-type="string">
            <text:p>2011-11-11 13:17:46</text:p>
          </table:table-cell>
        </table:table-row>
        <table:table-row table:style-name="ro1">
          <table:table-cell office:value-type="string">
            <text:p>WB-UG.xml</text:p>
          </table:table-cell>
          <table:table-cell office:value-type="string">
            <text:p>UGANDA</text:p>
          </table:table-cell>
          <table:table-cell office:value-type="float" office:value="282">
            <text:p>282</text:p>
          </table:table-cell>
          <table:table-cell office:value-type="float" office:value="42">
            <text:p>42</text:p>
          </table:table-cell>
          <table:table-cell office:value-type="string">
            <text:p>2011-11-18 11:58:52</text:p>
          </table:table-cell>
          <table:table-cell office:value-type="string">
            <text:p>2011-11-11 16:11:44</text:p>
          </table:table-cell>
        </table:table-row>
        <table:table-row table:style-name="ro1">
          <table:table-cell office:value-type="string">
            <text:p>WB-GA.xml</text:p>
          </table:table-cell>
          <table:table-cell office:value-type="string">
            <text:p>GABON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string">
            <text:p>2011-11-18 11:58:43</text:p>
          </table:table-cell>
          <table:table-cell office:value-type="string">
            <text:p>2011-11-11 16:34:35</text:p>
          </table:table-cell>
        </table:table-row>
        <table:table-row table:style-name="ro1">
          <table:table-cell office:value-type="string">
            <text:p>WB-ME.xml</text:p>
          </table:table-cell>
          <table:table-cell office:value-type="string">
            <text:p>MONTENEGRO</text:p>
          </table:table-cell>
          <table:table-cell office:value-type="float" office:value="72">
            <text:p>72</text:p>
          </table:table-cell>
          <table:table-cell office:value-type="float" office:value="12">
            <text:p>12</text:p>
          </table:table-cell>
          <table:table-cell office:value-type="string">
            <text:p>2011-11-18 11:58:47</text:p>
          </table:table-cell>
          <table:table-cell office:value-type="string">
            <text:p>2011-11-11 14:49:01</text:p>
          </table:table-cell>
        </table:table-row>
        <table:table-row table:style-name="ro1">
          <table:table-cell office:value-type="string">
            <text:p>WB-BO.xml</text:p>
          </table:table-cell>
          <table:table-cell office:value-type="string">
            <text:p>BOLIVIA, PLURINATIONAL STATE OF</text:p>
          </table:table-cell>
          <table:table-cell office:value-type="float" office:value="211">
            <text:p>211</text:p>
          </table:table-cell>
          <table:table-cell office:value-type="float" office:value="30">
            <text:p>30</text:p>
          </table:table-cell>
          <table:table-cell office:value-type="string">
            <text:p>2011-11-18 11:58:39</text:p>
          </table:table-cell>
          <table:table-cell office:value-type="string">
            <text:p>2011-11-11 12:56:55</text:p>
          </table:table-cell>
        </table:table-row>
      </table:table>
      <table:table table:name="budgets" table:style-name="ta1" table:print="false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/>
          <table:table-cell office:value-type="string">
            <text:p>Hierarchy 0</text:p>
          </table:table-cell>
          <table:table-cell/>
        </table:table-row>
        <table:table-row table:style-name="ro1">
          <table:table-cell/>
          <table:table-cell office:value-type="string">
            <text:p>Elements</text:p>
          </table:table-cell>
          <table:table-cell office:value-type="string">
            <text:p>Activities</text:p>
          </table:table-cell>
        </table:table-row>
        <table:table-row table:style-name="ro1">
          <table:table-cell office:value-type="string">
            <text:p>All budgets</text:p>
          </table:table-cell>
          <table:table-cell table:number-columns-repeated="2"/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>
            <text:p>Budget Typ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ierarchy 0</text:p>
          </table:table-cell>
          <table:table-cell/>
        </table:table-row>
        <table:table-row table:style-name="ro1">
          <table:table-cell office:value-type="string">
            <text:p>Types</text:p>
          </table:table-cell>
          <table:table-cell office:value-type="string">
            <text:p>Count</text:p>
          </table:table-cell>
          <table:table-cell office:value-type="string">
            <text:p>Activities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>
            <text:p>Currenci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ierarchy 0</text:p>
          </table:table-cell>
          <table:table-cell/>
        </table:table-row>
        <table:table-row table:style-name="ro1">
          <table:table-cell office:value-type="string">
            <text:p>Types</text:p>
          </table:table-cell>
          <table:table-cell office:value-type="string">
            <text:p>Count</text:p>
          </table:table-cell>
          <table:table-cell office:value-type="string">
            <text:p>Activities</text:p>
          </table:table-cell>
        </table:table-row>
      </table:table>
      <table:table table:name="document" table:style-name="ta1" table:print="false">
        <table:table-column table:style-name="co13" table:default-cell-style-name="Default"/>
        <table:table-column table:style-name="co16" table:default-cell-style-name="Default"/>
        <table:table-column table:style-name="co10" table:default-cell-style-name="Default"/>
        <table:table-column table:style-name="co17" table:default-cell-style-name="Default"/>
        <table:table-row table:style-name="ro1">
          <table:table-cell office:value-type="string">
            <text:p>Element</text:p>
          </table:table-cell>
          <table:table-cell office:value-type="string">
            <text:p>Hierarchy 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lement Count</text:p>
          </table:table-cell>
          <table:table-cell office:value-type="string">
            <text:p>Activity Count</text:p>
          </table:table-cell>
          <table:table-cell/>
        </table:table-row>
        <table:table-row table:style-name="ro1">
          <table:table-cell office:value-type="string">
            <text:p>document-link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Categories: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Hierarchy 0</text:p>
          </table:table-cell>
          <table:table-cell/>
        </table:table-row>
        <table:table-row table:style-name="ro1">
          <table:table-cell office:value-type="string">
            <text:p>Category</text:p>
          </table:table-cell>
          <table:table-cell office:value-type="string">
            <text:p>Look up value</text:p>
          </table:table-cell>
          <table:table-cell office:value-type="string">
            <text:p>Count</text:p>
          </table:table-cell>
          <table:table-cell office:value-type="string">
            <text:p>No. Activities</text:p>
          </table:table-cell>
        </table:table-row>
      </table:table>
      <table:table table:name="elements" table:style-name="ta1" table:print="false">
        <table:table-column table:style-name="co18" table:default-cell-style-name="Default"/>
        <table:table-column table:style-name="co16" table:default-cell-style-name="Default"/>
        <table:table-column table:style-name="co10" table:default-cell-style-name="Default"/>
        <table:table-column table:style-name="co19" table:default-cell-style-name="Default"/>
        <table:table-column table:style-name="co16" table:default-cell-style-name="Default"/>
        <table:table-column table:style-name="co10" table:default-cell-style-name="Default"/>
        <table:table-column table:style-name="co19" table:default-cell-style-name="Default"/>
        <table:table-column table:style-name="co16" table:default-cell-style-name="Default"/>
        <table:table-column table:style-name="co10" table:default-cell-style-name="Default"/>
        <table:table-column table:style-name="co19" table:default-cell-style-name="Default"/>
        <table:table-row table:style-name="ro1">
          <table:table-cell office:value-type="string">
            <text:p>Element</text:p>
          </table:table-cell>
          <table:table-cell office:value-type="string">
            <text:p>Hierarchy 0</text:p>
          </table:table-cell>
          <table:table-cell table:number-columns-repeated="2"/>
          <table:table-cell office:value-type="string">
            <text:p>Hierarchy 1</text:p>
          </table:table-cell>
          <table:table-cell table:number-columns-repeated="2"/>
          <table:table-cell office:value-type="string">
            <text:p>Hierarchy 2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lement Count</text:p>
          </table:table-cell>
          <table:table-cell office:value-type="string">
            <text:p>Activity Count</text:p>
          </table:table-cell>
          <table:table-cell office:value-type="string">
            <text:p>% Activities</text:p>
          </table:table-cell>
          <table:table-cell office:value-type="string">
            <text:p>Element Count</text:p>
          </table:table-cell>
          <table:table-cell office:value-type="string">
            <text:p>Activity Count</text:p>
          </table:table-cell>
          <table:table-cell office:value-type="string">
            <text:p>% Activities</text:p>
          </table:table-cell>
          <table:table-cell office:value-type="string">
            <text:p>Element Count</text:p>
          </table:table-cell>
          <table:table-cell office:value-type="string">
            <text:p>Activity Count</text:p>
          </table:table-cell>
          <table:table-cell office:value-type="string">
            <text:p>% Activities</text:p>
          </table:table-cell>
        </table:table-row>
        <table:table-row table:style-name="ro1">
          <table:table-cell office:value-type="string">
            <text:p>reporting-org</text:p>
          </table:table-cell>
          <table:table-cell table:number-columns-repeated="2" office:value-type="float" office:value="5202">
            <text:p>5202</text:p>
          </table:table-cell>
          <table:table-cell office:value-type="float" office:value="100">
            <text:p>100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string">
            <text:p>other-identifier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activity-status</text:p>
          </table:table-cell>
          <table:table-cell office:value-type="float" office:value="5204">
            <text:p>5204</text:p>
          </table:table-cell>
          <table:table-cell office:value-type="float" office:value="5202">
            <text:p>5202</text:p>
          </table:table-cell>
          <table:table-cell office:value-type="float" office:value="100">
            <text:p>100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string">
            <text:p>activity-date</text:p>
          </table:table-cell>
          <table:table-cell office:value-type="float" office:value="10404">
            <text:p>10404</text:p>
          </table:table-cell>
          <table:table-cell office:value-type="float" office:value="5202">
            <text:p>5202</text:p>
          </table:table-cell>
          <table:table-cell office:value-type="float" office:value="100">
            <text:p>100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string">
            <text:p>contact-info</text:p>
          </table:table-cell>
          <table:table-cell table:number-columns-repeated="2" office:value-type="float" office:value="5202">
            <text:p>5202</text:p>
          </table:table-cell>
          <table:table-cell office:value-type="float" office:value="100">
            <text:p>100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string">
            <text:p>participating-org</text:p>
          </table:table-cell>
          <table:table-cell office:value-type="float" office:value="16140">
            <text:p>16140</text:p>
          </table:table-cell>
          <table:table-cell office:value-type="float" office:value="5196">
            <text:p>5196</text:p>
          </table:table-cell>
          <table:table-cell office:value-type="float" office:value="99.9">
            <text:p>99.9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string">
            <text:p>sector</text:p>
          </table:table-cell>
          <table:table-cell office:value-type="float" office:value="43709">
            <text:p>43709</text:p>
          </table:table-cell>
          <table:table-cell office:value-type="float" office:value="5202">
            <text:p>5202</text:p>
          </table:table-cell>
          <table:table-cell office:value-type="float" office:value="100">
            <text:p>100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string">
            <text:p>default-tied-status</text:p>
          </table:table-cell>
          <table:table-cell table:number-columns-repeated="2" office:value-type="float" office:value="5202">
            <text:p>5202</text:p>
          </table:table-cell>
          <table:table-cell office:value-type="float" office:value="100">
            <text:p>100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string">
            <text:p>default-flow-type</text:p>
          </table:table-cell>
          <table:table-cell table:number-columns-repeated="2" office:value-type="float" office:value="5202">
            <text:p>5202</text:p>
          </table:table-cell>
          <table:table-cell office:value-type="float" office:value="100">
            <text:p>100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string">
            <text:p>default-aid-type</text:p>
          </table:table-cell>
          <table:table-cell table:number-columns-repeated="2" office:value-type="float" office:value="5202">
            <text:p>5202</text:p>
          </table:table-cell>
          <table:table-cell office:value-type="float" office:value="100">
            <text:p>100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string">
            <text:p>default-finance-type</text:p>
          </table:table-cell>
          <table:table-cell table:number-columns-repeated="2" office:value-type="float" office:value="5202">
            <text:p>5202</text:p>
          </table:table-cell>
          <table:table-cell office:value-type="float" office:value="100">
            <text:p>100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string">
            <text:p>recipient-country</text:p>
          </table:table-cell>
          <table:table-cell table:number-columns-repeated="2" office:value-type="float" office:value="5127">
            <text:p>5127</text:p>
          </table:table-cell>
          <table:table-cell office:value-type="float" office:value="98.6">
            <text:p>98.6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string">
            <text:p>recipient-region</text:p>
          </table:table-cell>
          <table:table-cell table:number-columns-repeated="2" office:value-type="float" office:value="75">
            <text:p>75</text:p>
          </table:table-cell>
          <table:table-cell office:value-type="float" office:value="1.4">
            <text:p>1.4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string">
            <text:p>location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location/location-type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location/name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location/description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location/administrative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location/coordinates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location/gazetteer-entry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budget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budget/period-start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budget/period-end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budget/value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planned-disbursement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planned-disbursement/period-start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planned-disbursement/period-end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planned-disbursement/value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activity-website</text:p>
          </table:table-cell>
          <table:table-cell table:number-columns-repeated="2" office:value-type="float" office:value="5202">
            <text:p>5202</text:p>
          </table:table-cell>
          <table:table-cell office:value-type="float" office:value="100">
            <text:p>100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string">
            <text:p>collaboration-type</text:p>
          </table:table-cell>
          <table:table-cell table:number-columns-repeated="2" office:value-type="float" office:value="5202">
            <text:p>5202</text:p>
          </table:table-cell>
          <table:table-cell office:value-type="float" office:value="100">
            <text:p>100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string">
            <text:p>policy-marker</text:p>
          </table:table-cell>
          <table:table-cell table:number-columns-repeated="2" office:value-type="float" office:value="5202">
            <text:p>5202</text:p>
          </table:table-cell>
          <table:table-cell office:value-type="float" office:value="100">
            <text:p>100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string">
            <text:p>transaction</text:p>
          </table:table-cell>
          <table:table-cell office:value-type="float" office:value="17728">
            <text:p>17728</text:p>
          </table:table-cell>
          <table:table-cell office:value-type="float" office:value="5202">
            <text:p>5202</text:p>
          </table:table-cell>
          <table:table-cell office:value-type="float" office:value="100">
            <text:p>100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string">
            <text:p>transaction/value</text:p>
          </table:table-cell>
          <table:table-cell office:value-type="float" office:value="17728">
            <text:p>17728</text:p>
          </table:table-cell>
          <table:table-cell office:value-type="float" office:value="5202">
            <text:p>5202</text:p>
          </table:table-cell>
          <table:table-cell office:value-type="float" office:value="100">
            <text:p>100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string">
            <text:p>transaction/description</text:p>
          </table:table-cell>
          <table:table-cell office:value-type="float" office:value="17728">
            <text:p>17728</text:p>
          </table:table-cell>
          <table:table-cell office:value-type="float" office:value="5202">
            <text:p>5202</text:p>
          </table:table-cell>
          <table:table-cell office:value-type="float" office:value="100">
            <text:p>100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string">
            <text:p>transaction/transaction-type</text:p>
          </table:table-cell>
          <table:table-cell office:value-type="float" office:value="17728">
            <text:p>17728</text:p>
          </table:table-cell>
          <table:table-cell office:value-type="float" office:value="5202">
            <text:p>5202</text:p>
          </table:table-cell>
          <table:table-cell office:value-type="float" office:value="100">
            <text:p>100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string">
            <text:p>transaction/provider-org</text:p>
          </table:table-cell>
          <table:table-cell office:value-type="float" office:value="17728">
            <text:p>17728</text:p>
          </table:table-cell>
          <table:table-cell office:value-type="float" office:value="5202">
            <text:p>5202</text:p>
          </table:table-cell>
          <table:table-cell office:value-type="float" office:value="100">
            <text:p>100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string">
            <text:p>transaction/receiver-org</text:p>
          </table:table-cell>
          <table:table-cell office:value-type="float" office:value="17728">
            <text:p>17728</text:p>
          </table:table-cell>
          <table:table-cell office:value-type="float" office:value="5202">
            <text:p>5202</text:p>
          </table:table-cell>
          <table:table-cell office:value-type="float" office:value="100">
            <text:p>100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string">
            <text:p>transaction/transaction-date</text:p>
          </table:table-cell>
          <table:table-cell office:value-type="float" office:value="17728">
            <text:p>17728</text:p>
          </table:table-cell>
          <table:table-cell office:value-type="float" office:value="5202">
            <text:p>5202</text:p>
          </table:table-cell>
          <table:table-cell office:value-type="float" office:value="100">
            <text:p>100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string">
            <text:p>transaction/flow-type</text:p>
          </table:table-cell>
          <table:table-cell office:value-type="float" office:value="19040">
            <text:p>19040</text:p>
          </table:table-cell>
          <table:table-cell office:value-type="float" office:value="5196">
            <text:p>5196</text:p>
          </table:table-cell>
          <table:table-cell office:value-type="float" office:value="99.9">
            <text:p>99.9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string">
            <text:p>transaction/aid-type</text:p>
          </table:table-cell>
          <table:table-cell office:value-type="float" office:value="17728">
            <text:p>17728</text:p>
          </table:table-cell>
          <table:table-cell office:value-type="float" office:value="5202">
            <text:p>5202</text:p>
          </table:table-cell>
          <table:table-cell office:value-type="float" office:value="100">
            <text:p>100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string">
            <text:p>transaction/finance-type</text:p>
          </table:table-cell>
          <table:table-cell office:value-type="float" office:value="17728">
            <text:p>17728</text:p>
          </table:table-cell>
          <table:table-cell office:value-type="float" office:value="5202">
            <text:p>5202</text:p>
          </table:table-cell>
          <table:table-cell office:value-type="float" office:value="100">
            <text:p>100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string">
            <text:p>transaction/tied-status</text:p>
          </table:table-cell>
          <table:table-cell office:value-type="float" office:value="17728">
            <text:p>17728</text:p>
          </table:table-cell>
          <table:table-cell office:value-type="float" office:value="5202">
            <text:p>5202</text:p>
          </table:table-cell>
          <table:table-cell office:value-type="float" office:value="100">
            <text:p>100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string">
            <text:p>transaction/disbursement-channel</text:p>
          </table:table-cell>
          <table:table-cell office:value-type="float" office:value="17728">
            <text:p>17728</text:p>
          </table:table-cell>
          <table:table-cell office:value-type="float" office:value="5202">
            <text:p>5202</text:p>
          </table:table-cell>
          <table:table-cell office:value-type="float" office:value="100">
            <text:p>100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string">
            <text:p>provider-org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receiver-org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document-link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related-activity</text:p>
          </table:table-cell>
          <table:table-cell office:value-type="float" office:value="768">
            <text:p>768</text:p>
          </table:table-cell>
          <table:table-cell office:value-type="float" office:value="621">
            <text:p>621</text:p>
          </table:table-cell>
          <table:table-cell office:value-type="float" office:value="11.9">
            <text:p>11.9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string">
            <text:p>legacy-data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conditions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conditions/condition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result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result/indicator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result/indicator/baseline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result/indicator/period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result/indicator/period/period-start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result/indicator/period/period-end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result/indicator/period/target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result/indicator/period/actual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contact-info/organisation</text:p>
          </table:table-cell>
          <table:table-cell table:number-columns-repeated="2" office:value-type="float" office:value="5202">
            <text:p>5202</text:p>
          </table:table-cell>
          <table:table-cell office:value-type="float" office:value="100">
            <text:p>100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string">
            <text:p>contact-info/person-name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contact-info/telephone</text:p>
          </table:table-cell>
          <table:table-cell table:number-columns-repeated="2" office:value-type="float" office:value="5202">
            <text:p>5202</text:p>
          </table:table-cell>
          <table:table-cell office:value-type="float" office:value="100">
            <text:p>100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string">
            <text:p>contact-info/email</text:p>
          </table:table-cell>
          <table:table-cell table:number-columns-repeated="2" office:value-type="float" office:value="5202">
            <text:p>5202</text:p>
          </table:table-cell>
          <table:table-cell office:value-type="float" office:value="100">
            <text:p>100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string">
            <text:p>contact-info/mailing-address</text:p>
          </table:table-cell>
          <table:table-cell table:number-columns-repeated="2" office:value-type="float" office:value="5202">
            <text:p>5202</text:p>
          </table:table-cell>
          <table:table-cell office:value-type="float" office:value="100">
            <text:p>100</text:p>
          </table:table-cell>
          <table:table-cell table:number-columns-repeated="6" office:value-type="float" office:value="0">
            <text:p>0</text:p>
          </table:table-cell>
        </table:table-row>
      </table:table>
      <table:table table:name="geography_new" table:style-name="ta1" table:print="false">
        <table:table-column table:style-name="co20" table:default-cell-style-name="Default"/>
        <table:table-column table:style-name="co14" table:default-cell-style-name="Default"/>
        <table:table-column table:style-name="co21" table:default-cell-style-name="Default"/>
        <table:table-column table:style-name="co2" table:default-cell-style-name="Default"/>
        <table:table-column table:style-name="co22" table:default-cell-style-name="Default"/>
        <table:table-column table:style-name="co21" table:default-cell-style-name="Default"/>
        <table:table-row table:style-name="ro1">
          <table:table-cell/>
          <table:table-cell office:value-type="string">
            <text:p>Hierarchy 0</text:p>
          </table:table-cell>
          <table:table-cell table:number-columns-repeated="4"/>
        </table:table-row>
        <table:table-row table:style-name="ro1">
          <table:table-cell office:value-type="string">
            <text:p>No. Activities</text:p>
          </table:table-cell>
          <table:table-cell office:value-type="float" office:value="5202">
            <text:p>5202</text:p>
          </table:table-cell>
          <table:table-cell table:number-columns-repeated="4"/>
        </table:table-row>
        <table:table-row table:style-name="ro1">
          <table:table-cell office:value-type="string">
            <text:p>No. Activities with both region and country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No. Activities with at least one region or country</text:p>
          </table:table-cell>
          <table:table-cell office:value-type="float" office:value="5202">
            <text:p>5202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Hierarchy 0</text:p>
          </table:table-cell>
          <table:table-cell table:number-columns-repeated="5"/>
        </table:table-row>
        <table:table-row table:style-name="ro1">
          <table:table-cell office:value-type="string">
            <text:p>Region Only</text:p>
          </table:table-cell>
          <table:table-cell office:value-type="string">
            <text:p>&gt;1 region</text:p>
          </table:table-cell>
          <table:table-cell office:value-type="string">
            <text:p>Fail 100%</text:p>
          </table:table-cell>
          <table:table-cell office:value-type="string">
            <text:p>Country Only</text:p>
          </table:table-cell>
          <table:table-cell office:value-type="string">
            <text:p>&gt;1country</text:p>
          </table:table-cell>
          <table:table-cell office:value-type="string">
            <text:p>Fail 100%</text:p>
          </table:table-cell>
        </table:table-row>
        <table:table-row table:style-name="ro1">
          <table:table-cell office:value-type="float" office:value="75">
            <text:p>75</text:p>
          </table:table-cell>
          <table:table-cell/>
          <table:table-cell office:value-type="float" office:value="0">
            <text:p>0</text:p>
          </table:table-cell>
          <table:table-cell office:value-type="float" office:value="5127">
            <text:p>5127</text:p>
          </table:table-cell>
          <table:table-cell/>
          <table:table-cell office:value-type="float" office:value="0">
            <text:p>0</text:p>
          </table:table-cell>
        </table:table-row>
      </table:table>
      <table:table table:name="participating_org" table:style-name="ta1" table:print="false">
        <table:table-column table:style-name="co17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row table:style-name="ro1">
          <table:table-cell office:value-type="string">
            <text:p>Hierarchy 0</text:p>
          </table:table-cell>
          <table:table-cell table:number-columns-repeated="3"/>
        </table:table-row>
        <table:table-row table:style-name="ro1">
          <table:table-cell office:value-type="string">
            <text:p>No. Activities</text:p>
          </table:table-cell>
          <table:table-cell office:value-type="string">
            <text:p>No. participating-org elements</text:p>
          </table:table-cell>
          <table:table-cell office:value-type="string">
            <text:p>No. Activities with a participating-org</text:p>
          </table:table-cell>
          <table:table-cell office:value-type="string">
            <text:p>%</text:p>
          </table:table-cell>
        </table:table-row>
        <table:table-row table:style-name="ro1">
          <table:table-cell office:value-type="float" office:value="5202">
            <text:p>5202</text:p>
          </table:table-cell>
          <table:table-cell office:value-type="float" office:value="16140">
            <text:p>16140</text:p>
          </table:table-cell>
          <table:table-cell office:value-type="float" office:value="5202">
            <text:p>5202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Attribute</text:p>
          </table:table-cell>
          <table:table-cell office:value-type="string">
            <text:p>Hierarchy 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Value</text:p>
          </table:table-cell>
          <table:table-cell office:value-type="string">
            <text:p>Count</text:p>
          </table:table-cell>
          <table:table-cell office:value-type="string">
            <text:p>Activities with at least one</text:p>
          </table:table-cell>
        </table:table-row>
        <table:table-row table:style-name="ro1">
          <table:table-cell office:value-type="string">
            <text:p>role</text:p>
          </table:table-cell>
          <table:table-cell office:value-type="string">
            <text:p>Funding</text:p>
          </table:table-cell>
          <table:table-cell office:value-type="float" office:value="5472">
            <text:p>5472</text:p>
          </table:table-cell>
          <table:table-cell office:value-type="float" office:value="5196">
            <text:p>5196</text:p>
          </table:table-cell>
        </table:table-row>
        <table:table-row table:style-name="ro1">
          <table:table-cell/>
          <table:table-cell office:value-type="string">
            <text:p>Extending</text:p>
          </table:table-cell>
          <table:table-cell office:value-type="float" office:value="5472">
            <text:p>5472</text:p>
          </table:table-cell>
          <table:table-cell office:value-type="float" office:value="5196">
            <text:p>5196</text:p>
          </table:table-cell>
        </table:table-row>
        <table:table-row table:style-name="ro1">
          <table:table-cell/>
          <table:table-cell office:value-type="string">
            <text:p>Implementing</text:p>
          </table:table-cell>
          <table:table-cell table:number-columns-repeated="2" office:value-type="float" office:value="5196">
            <text:p>5196</text:p>
          </table:table-cell>
        </table:table-row>
        <table:table-row table:style-name="ro1">
          <table:table-cell office:value-type="string">
            <text:p>type</text:p>
          </table:table-cell>
          <table:table-cell office:value-type="string">
            <text:p>Multilateral</text:p>
          </table:table-cell>
          <table:table-cell office:value-type="float" office:value="10944">
            <text:p>10944</text:p>
          </table:table-cell>
          <table:table-cell office:value-type="float" office:value="5196">
            <text:p>5196</text:p>
          </table:table-cell>
        </table:table-row>
        <table:table-row table:style-name="ro1">
          <table:table-cell/>
          <table:table-cell office:value-type="string">
            <text:p>null</text:p>
          </table:table-cell>
          <table:table-cell table:number-columns-repeated="2" office:value-type="float" office:value="5196">
            <text:p>5196</text:p>
          </table:table-cell>
        </table:table-row>
        <table:table-row table:style-name="ro1">
          <table:table-cell office:value-type="string">
            <text:p>ref</text:p>
          </table:table-cell>
          <table:table-cell office:value-type="float" office:value="44001">
            <text:p>44001</text:p>
          </table:table-cell>
          <table:table-cell office:value-type="float" office:value="3804">
            <text:p>3804</text:p>
          </table:table-cell>
          <table:table-cell office:value-type="float" office:value="1902">
            <text:p>1902</text:p>
          </table:table-cell>
        </table:table-row>
        <table:table-row table:style-name="ro1">
          <table:table-cell/>
          <table:table-cell office:value-type="string">
            <text:p>null</text:p>
          </table:table-cell>
          <table:table-cell table:number-columns-repeated="2" office:value-type="float" office:value="5196">
            <text:p>5196</text:p>
          </table:table-cell>
        </table:table-row>
        <table:table-row table:style-name="ro1">
          <table:table-cell/>
          <table:table-cell office:value-type="float" office:value="44002">
            <text:p>44002</text:p>
          </table:table-cell>
          <table:table-cell office:value-type="float" office:value="7140">
            <text:p>7140</text:p>
          </table:table-cell>
          <table:table-cell office:value-type="float" office:value="3570">
            <text:p>3570</text:p>
          </table:table-cell>
        </table:table-row>
      </table:table>
      <table:table table:name="sector" table:style-name="ta1" table:print="false">
        <table:table-column table:style-name="co26" table:default-cell-style-name="Default"/>
        <table:table-column table:style-name="co16" table:default-cell-style-name="Default"/>
        <table:table-column table:style-name="co10" table:default-cell-style-name="Default"/>
        <table:table-column table:style-name="co19" table:default-cell-style-name="Default"/>
        <table:table-column table:style-name="co27" table:default-cell-style-name="Default"/>
        <table:table-column table:style-name="co28" table:default-cell-style-name="Default"/>
        <table:table-row table:style-name="ro1">
          <table:table-cell office:value-type="string">
            <text:p>Element</text:p>
          </table:table-cell>
          <table:table-cell office:value-type="string">
            <text:p>Hierarchy 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lement Count</text:p>
          </table:table-cell>
          <table:table-cell office:value-type="string">
            <text:p>Activity Count</text:p>
          </table:table-cell>
          <table:table-cell office:value-type="string">
            <text:p>% Activities</text:p>
          </table:table-cell>
          <table:table-cell office:value-type="string">
            <text:p>&gt;1 vocabulary</text:p>
          </table:table-cell>
          <table:table-cell office:value-type="string">
            <text:p>Activities with more than one of the same vocab</text:p>
          </table:table-cell>
        </table:table-row>
        <table:table-row table:style-name="ro1">
          <table:table-cell office:value-type="string">
            <text:p>sector</text:p>
          </table:table-cell>
          <table:table-cell office:value-type="float" office:value="43709">
            <text:p>43709</text:p>
          </table:table-cell>
          <table:table-cell office:value-type="float" office:value="5202">
            <text:p>5202</text:p>
          </table:table-cell>
          <table:table-cell office:value-type="float" office:value="100">
            <text:p>100</text:p>
          </table:table-cell>
          <table:table-cell office:value-type="float" office:value="4102">
            <text:p>4102</text:p>
          </table:table-cell>
          <table:table-cell office:value-type="float" office:value="4280">
            <text:p>4280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Vocabularies used</text:p>
          </table:table-cell>
          <table:table-cell table:number-columns-repeated="5"/>
        </table:table-row>
        <table:table-row table:style-name="ro1">
          <table:table-cell office:value-type="string">
            <text:p>Hierarchy 0</text:p>
          </table:table-cell>
          <table:table-cell table:number-columns-repeated="5"/>
        </table:table-row>
        <table:table-row table:style-name="ro1">
          <table:table-cell office:value-type="string">
            <text:p>DAC</text:p>
          </table:table-cell>
          <table:table-cell table:number-columns-repeated="5"/>
        </table:table-row>
        <table:table-row table:style-name="ro1">
          <table:table-cell office:value-type="string">
            <text:p>WBSector</text:p>
          </table:table-cell>
          <table:table-cell table:number-columns-repeated="5"/>
        </table:table-row>
        <table:table-row table:style-name="ro1">
          <table:table-cell office:value-type="string">
            <text:p>WBTheme</text:p>
          </table:table-cell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>
            <text:p>Failing Activities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Hierarchy 0</text:p>
          </table:table-cell>
          <table:table-cell table:number-columns-repeated="4"/>
        </table:table-row>
        <table:table-row table:style-name="ro1">
          <table:table-cell office:value-type="string">
            <text:p>count</text:p>
          </table:table-cell>
          <table:table-cell office:value-type="float" office:value="0">
            <text:p>0</text:p>
          </table:table-cell>
          <table:table-cell table:number-columns-repeated="4"/>
        </table:table-row>
      </table:table>
      <table:table table:name="transactions" table:style-name="ta1" table:print="false">
        <table:table-column table:style-name="co29" table:default-cell-style-name="Default"/>
        <table:table-column table:style-name="co14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" table:default-cell-style-name="Default"/>
        <table:table-row table:style-name="ro1">
          <table:table-cell/>
          <table:table-cell office:value-type="string">
            <text:p>Hierarchy 0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Elements</text:p>
          </table:table-cell>
          <table:table-cell office:value-type="string">
            <text:p>Activities</text:p>
          </table:table-cell>
          <table:table-cell table:number-columns-repeated="5"/>
        </table:table-row>
        <table:table-row table:style-name="ro1">
          <table:table-cell office:value-type="string">
            <text:p>All transactions</text:p>
          </table:table-cell>
          <table:table-cell office:value-type="float" office:value="17728">
            <text:p>17728</text:p>
          </table:table-cell>
          <table:table-cell office:value-type="float" office:value="5202">
            <text:p>5202</text:p>
          </table:table-cell>
          <table:table-cell table:number-columns-repeated="5"/>
        </table:table-row>
        <table:table-row table:style-name="ro1">
          <table:table-cell office:value-type="string">
            <text:p>-ve transactions</text:p>
          </table:table-cell>
          <table:table-cell office:value-type="float" office:value="13625">
            <text:p>13625</text:p>
          </table:table-cell>
          <table:table-cell office:value-type="float" office:value="4803">
            <text:p>4803</text:p>
          </table:table-cell>
          <table:table-cell table:number-columns-repeated="5"/>
        </table:table-row>
        <table:table-row table:style-name="ro1">
          <table:table-cell office:value-type="string">
            <text:p>-ve transactions &lt; -1,000,000</text:p>
          </table:table-cell>
          <table:table-cell office:value-type="float" office:value="2460">
            <text:p>2460</text:p>
          </table:table-cell>
          <table:table-cell office:value-type="float" office:value="1498">
            <text:p>1498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Transaction Types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Hierarchy 0</text:p>
          </table:table-cell>
          <table:table-cell table:number-columns-repeated="6"/>
        </table:table-row>
        <table:table-row table:style-name="ro1">
          <table:table-cell office:value-type="string">
            <text:p>Types</text:p>
          </table:table-cell>
          <table:table-cell office:value-type="string">
            <text:p>Count</text:p>
          </table:table-cell>
          <table:table-cell office:value-type="string">
            <text:p>Activities</text:p>
          </table:table-cell>
          <table:table-cell table:number-columns-repeated="5"/>
        </table:table-row>
        <table:table-row table:style-name="ro1">
          <table:table-cell office:value-type="string">
            <text:p>IR</text:p>
          </table:table-cell>
          <table:table-cell office:value-type="float" office:value="7992">
            <text:p>7992</text:p>
          </table:table-cell>
          <table:table-cell office:value-type="float" office:value="4702">
            <text:p>4702</text:p>
          </table:table-cell>
          <table:table-cell table:number-columns-repeated="5"/>
        </table:table-row>
        <table:table-row table:style-name="ro1">
          <table:table-cell office:value-type="string">
            <text:p>LR</text:p>
          </table:table-cell>
          <table:table-cell office:value-type="float" office:value="5295">
            <text:p>5295</text:p>
          </table:table-cell>
          <table:table-cell office:value-type="float" office:value="3213">
            <text:p>3213</text:p>
          </table:table-cell>
          <table:table-cell table:number-columns-repeated="5"/>
        </table:table-row>
        <table:table-row table:style-name="ro1">
          <table:table-cell office:value-type="string">
            <text:p>C</text:p>
          </table:table-cell>
          <table:table-cell office:value-type="float" office:value="625">
            <text:p>625</text:p>
          </table:table-cell>
          <table:table-cell office:value-type="float" office:value="512">
            <text:p>512</text:p>
          </table:table-cell>
          <table:table-cell table:number-columns-repeated="5"/>
        </table:table-row>
        <table:table-row table:style-name="ro1">
          <table:table-cell office:value-type="string">
            <text:p>D</text:p>
          </table:table-cell>
          <table:table-cell office:value-type="float" office:value="3816">
            <text:p>3816</text:p>
          </table:table-cell>
          <table:table-cell office:value-type="float" office:value="1527">
            <text:p>1527</text:p>
          </table:table-cell>
          <table:table-cell table:number-columns-repeated="5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>
            <text:p>Currencies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Hierarchy 0</text:p>
          </table:table-cell>
          <table:table-cell table:number-columns-repeated="6"/>
        </table:table-row>
        <table:table-row table:style-name="ro1">
          <table:table-cell office:value-type="string">
            <text:p>Types</text:p>
          </table:table-cell>
          <table:table-cell office:value-type="string">
            <text:p>Count</text:p>
          </table:table-cell>
          <table:table-cell office:value-type="string">
            <text:p>Activities</text:p>
          </table:table-cell>
          <table:table-cell table:number-columns-repeated="5"/>
        </table:table-row>
        <table:table-row table:style-name="ro1">
          <table:table-cell office:value-type="string">
            <text:p>USD</text:p>
          </table:table-cell>
          <table:table-cell office:value-type="float" office:value="17728">
            <text:p>17728</text:p>
          </table:table-cell>
          <table:table-cell office:value-type="float" office:value="5202">
            <text:p>5202</text:p>
          </table:table-cell>
          <table:table-cell table:number-columns-repeated="5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>
            <text:p>Currency (USD)</text:p>
          </table:table-cell>
          <table:table-cell table:number-columns-repeated="7"/>
        </table:table-row>
        <table:table-row table:style-name="ro1">
          <table:table-cell office:value-type="string">
            <text:p>Hierarchy 0</text:p>
          </table:table-cell>
          <table:table-cell table:number-columns-repeated="7"/>
        </table:table-row>
        <table:table-row table:style-name="ro1">
          <table:table-cell office:value-type="string">
            <text:p>Year</text:p>
          </table:table-cell>
          <table:table-cell office:value-type="string">
            <text:p>Commitment</text:p>
          </table:table-cell>
          <table:table-cell office:value-type="string">
            <text:p>Additional Commitments</text:p>
          </table:table-cell>
          <table:table-cell office:value-type="string">
            <text:p>Disbursements+Expenditure</text:p>
          </table:table-cell>
          <table:table-cell office:value-type="string">
            <text:p>Loans</text:p>
          </table:table-cell>
          <table:table-cell office:value-type="string">
            <text:p>Commitment Outstanding (B+C-(D-E))</text:p>
          </table:table-cell>
          <table:table-cell office:value-type="string">
            <text:p>Additional Dis+Exp</text:p>
          </table:table-cell>
          <table:table-cell office:value-type="string">
            <text:p>Interest</text:p>
          </table:table-cell>
        </table:table-row>
        <table:table-row table:style-name="ro1">
          <table:table-cell office:value-type="float" office:value="2010">
            <text:p>2010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-117461">
            <text:p>-117461</text:p>
          </table:table-cell>
          <table:table-cell office:value-type="float" office:value="0">
            <text:p>0</text:p>
          </table:table-cell>
          <table:table-cell office:value-type="float" office:value="-221">
            <text:p>-221</text:p>
          </table:table-cell>
        </table:table-row>
        <table:table-row table:style-name="ro1">
          <table:table-cell office:value-type="float" office:value="2011">
            <text:p>2011</text:p>
          </table:table-cell>
          <table:table-cell office:value-type="float" office:value="24437786650">
            <text:p>24437786650</text:p>
          </table:table-cell>
          <table:table-cell office:value-type="float" office:value="1916065900">
            <text:p>1916065900</text:p>
          </table:table-cell>
          <table:table-cell office:value-type="float" office:value="6252596563">
            <text:p>6252596563</text:p>
          </table:table-cell>
          <table:table-cell office:value-type="float" office:value="-14791773124">
            <text:p>-14791773124</text:p>
          </table:table-cell>
          <table:table-cell office:value-type="float" office:value="5309482863">
            <text:p>5309482863</text:p>
          </table:table-cell>
          <table:table-cell office:value-type="float" office:value="12233366284">
            <text:p>12233366284</text:p>
          </table:table-cell>
          <table:table-cell office:value-type="float" office:value="-2353674534">
            <text:p>-235367453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11">11/04/2012</text:date>, <text:time>15:42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avid </meta:initial-creator>
    <meta:creation-date>2012-04-11T15:26:09</meta:creation-date>
    <dc:date>2012-04-11T15:42:46</dc:date>
    <dc:creator>david </dc:creator>
    <meta:editing-duration>PT00H00M42S</meta:editing-duration>
    <meta:editing-cycles>2</meta:editing-cycles>
    <meta:generator>OpenOffice.org/3.2$Unix OpenOffice.org_project/320m12$Build-9483</meta:generator>
    <meta:document-statistic meta:table-count="10" meta:cell-count="1899" meta:object-count="0"/>
  </office:meta>
</office:document-meta>
</file>